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fo:break-before="auto" fo:line-height="150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fo:break-before="auto" fo:line-height="150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text-indent="1.27cm" fo:line-height="150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  <style:style style:name="T4_92" style:family="text">
      <style:text-properties fo:font-size="12pt" style:font-size-asian="12pt" style:font-size-complex="12pt"/>
    </style:style>
    <style:style style:name="T4_93" style:family="text">
      <style:text-properties fo:font-size="12pt" style:font-size-asian="12pt" style:font-size-complex="12pt"/>
    </style:style>
    <style:style style:name="T4_94" style:family="text">
      <style:text-properties fo:font-size="12pt" style:font-size-asian="12pt" style:font-size-complex="12pt"/>
    </style:style>
    <style:style style:name="T4_95" style:family="text">
      <style:text-properties fo:font-size="12pt" style:font-size-asian="12pt" style:font-size-complex="12pt"/>
    </style:style>
    <style:style style:name="T4_96" style:family="text">
      <style:text-properties fo:font-size="12pt" style:font-size-asian="12pt" style:font-size-complex="12pt"/>
    </style:style>
    <style:style style:name="T4_97" style:family="text">
      <style:text-properties fo:font-size="12pt" style:font-size-asian="12pt" style:font-size-complex="12pt"/>
    </style:style>
    <style:style style:name="T4_98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text-indent="1.27cm" fo:line-height="150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text-indent="1.27cm" fo:line-height="150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text-indent="1.27cm" fo:line-height="150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background-color="#ffffff"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T7_112" style:family="text">
      <style:text-properties fo:font-size="12pt" style:font-size-asian="12pt" style:font-size-complex="12pt"/>
    </style:style>
    <style:style style:name="T7_113" style:family="text">
      <style:text-properties fo:font-size="12pt" style:font-size-asian="12pt" style:font-size-complex="12pt"/>
    </style:style>
    <style:style style:name="T7_114" style:family="text">
      <style:text-properties fo:font-size="12pt" style:font-size-asian="12pt" style:font-size-complex="12pt"/>
    </style:style>
    <style:style style:name="T7_115" style:family="text">
      <style:text-properties fo:font-size="12pt" style:font-size-asian="12pt" style:font-size-complex="12pt"/>
    </style:style>
    <style:style style:name="T7_116" style:family="text">
      <style:text-properties fo:font-size="12pt" style:font-size-asian="12pt" style:font-size-complex="12pt"/>
    </style:style>
    <style:style style:name="T7_117" style:family="text">
      <style:text-properties fo:font-size="12pt" style:font-size-asian="12pt" style:font-size-complex="12pt"/>
    </style:style>
    <style:style style:name="T7_118" style:family="text">
      <style:text-properties fo:font-size="12pt" style:font-size-asian="12pt" style:font-size-complex="12pt"/>
    </style:style>
    <style:style style:name="T7_119" style:family="text">
      <style:text-properties fo:font-size="12pt" style:font-size-asian="12pt" style:font-size-complex="12pt"/>
    </style:style>
    <style:style style:name="T7_120" style:family="text">
      <style:text-properties fo:font-size="12pt" style:font-size-asian="12pt" style:font-size-complex="12pt"/>
    </style:style>
    <style:style style:name="T7_121" style:family="text">
      <style:text-properties fo:font-size="12pt" style:font-size-asian="12pt" style:font-size-complex="12pt"/>
    </style:style>
    <style:style style:name="T7_122" style:family="text">
      <style:text-properties fo:font-size="12pt" style:font-size-asian="12pt" style:font-size-complex="12pt"/>
    </style:style>
    <style:style style:name="T7_123" style:family="text">
      <style:text-properties fo:font-size="12pt" style:font-size-asian="12pt" style:font-size-complex="12pt"/>
    </style:style>
    <style:style style:name="T7_124" style:family="text">
      <style:text-properties fo:font-size="12pt" style:font-size-asian="12pt" style:font-size-complex="12pt"/>
    </style:style>
    <style:style style:name="T7_125" style:family="text">
      <style:text-properties fo:font-size="12pt" style:font-size-asian="12pt" style:font-size-complex="12pt"/>
    </style:style>
    <style:style style:name="T7_126" style:family="text">
      <style:text-properties fo:font-size="12pt" style:font-size-asian="12pt" style:font-size-complex="12pt"/>
    </style:style>
    <style:style style:name="T7_127" style:family="text">
      <style:text-properties fo:font-size="12pt" style:font-size-asian="12pt" style:font-size-complex="12pt"/>
    </style:style>
    <style:style style:name="T7_128" style:family="text">
      <style:text-properties fo:font-size="12pt" style:font-size-asian="12pt" style:font-size-complex="12pt"/>
    </style:style>
    <style:style style:name="T7_129" style:family="text">
      <style:text-properties fo:font-size="12pt" style:font-size-asian="12pt" style:font-size-complex="12pt"/>
    </style:style>
    <style:style style:name="T7_130" style:family="text">
      <style:text-properties fo:font-size="12pt" style:font-size-asian="12pt" style:font-size-complex="12pt"/>
    </style:style>
    <style:style style:name="T7_131" style:family="text">
      <style:text-properties fo:font-size="12pt" style:font-size-asian="12pt" style:font-size-complex="12pt"/>
    </style:style>
    <style:style style:name="T7_132" style:family="text">
      <style:text-properties fo:font-size="12pt" style:font-size-asian="12pt" style:font-size-complex="12pt"/>
    </style:style>
    <style:style style:name="T7_133" style:family="text">
      <style:text-properties fo:font-size="12pt" style:font-size-asian="12pt" style:font-size-complex="12pt"/>
    </style:style>
    <style:style style:name="T7_13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text-indent="1.27cm" fo:line-height="150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 style:parent-style-name="Standard"/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9_2" style:family="text">
      <style:text-properties fo:font-size="10pt" style:font-size-asian="10pt" style:font-size-complex="10pt"/>
    </style:style>
    <style:style style:name="T9_3" style:family="text">
      <style:text-properties fo:font-size="10pt" style:font-size-asian="10pt" style:font-size-complex="10pt"/>
    </style:style>
    <style:style style:name="T9_4" style:family="text">
      <style:text-properties fo:font-size="10pt" style:font-size-asian="10pt" style:font-size-complex="10pt"/>
    </style:style>
    <style:style style:name="T9_5" style:family="text">
      <style:text-properties fo:font-size="10pt" style:font-size-asian="10pt" style:font-size-complex="10pt"/>
    </style:style>
    <style:style style:name="T9_6" style:family="text">
      <style:text-properties fo:font-size="10pt" style:font-size-asian="10pt" style:font-size-complex="10pt"/>
    </style:style>
    <style:style style:name="T9_7" style:family="text">
      <style:text-properties fo:font-size="10pt" style:font-size-asian="10pt" style:font-size-complex="10pt"/>
    </style:style>
    <style:style style:name="T9_8" style:family="text">
      <style:text-properties fo:font-size="10pt" style:font-size-asian="10pt" style:font-size-complex="10pt"/>
    </style:style>
    <style:style style:name="T9_9" style:family="text">
      <style:text-properties fo:font-size="10pt" style:font-size-asian="10pt" style:font-size-complex="10pt"/>
    </style:style>
    <style:style style:name="T9_10" style:family="text">
      <style:text-properties fo:font-size="10pt" style:font-size-asian="10pt" style:font-size-complex="10pt"/>
    </style:style>
    <style:style style:name="T9_11" style:family="text">
      <style:text-properties fo:font-size="10pt" style:font-size-asian="10pt" style:font-size-complex="10pt"/>
    </style:style>
    <style:style style:name="T9_12" style:family="text">
      <style:text-properties fo:font-size="10pt" style:font-size-asian="10pt" style:font-size-complex="10pt"/>
    </style:style>
    <style:style style:name="T9_13" style:family="text">
      <style:text-properties fo:font-size="10pt" style:font-size-asian="10pt" style:font-size-complex="10pt"/>
    </style:style>
    <style:style style:name="T9_14" style:family="text">
      <style:text-properties fo:font-size="10pt" style:font-size-asian="10pt" style:font-size-complex="10pt"/>
    </style:style>
    <style:style style:name="T9_15" style:family="text"/>
    <style:style style:name="T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9_17" style:family="text"/>
    <style:style style:name="T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9_19" style:family="text"/>
    <style:style style:name="T9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9_21" style:family="text"/>
    <style:style style:name="T9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9_23" style:family="text"/>
    <style:style style:name="T9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9_25" style:family="text"/>
    <style:style style:name="T9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9_27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fo:break-before="auto" fo:line-height="150%" fo:margin-top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50%" fo:margin-top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line-height="150%" fo:margin-top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line-height="150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T15_81" style:family="text">
      <style:text-properties fo:font-size="12pt" style:font-size-asian="12pt" style:font-size-complex="12pt"/>
    </style:style>
    <style:style style:name="T15_82" style:family="text">
      <style:text-properties fo:font-size="12pt" style:font-size-asian="12pt" style:font-size-complex="12pt"/>
    </style:style>
    <style:style style:name="T15_83" style:family="text">
      <style:text-properties fo:font-size="12pt" style:font-size-asian="12pt" style:font-size-complex="12pt"/>
    </style:style>
    <style:style style:name="T15_84" style:family="text">
      <style:text-properties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T15_105" style:family="text">
      <style:text-properties fo:font-size="12pt" style:font-size-asian="12pt" style:font-size-complex="12pt"/>
    </style:style>
    <style:style style:name="T15_106" style:family="text">
      <style:text-properties fo:font-size="12pt" style:font-size-asian="12pt" style:font-size-complex="12pt"/>
    </style:style>
    <style:style style:name="T15_107" style:family="text">
      <style:text-properties fo:font-size="12pt" style:font-size-asian="12pt" style:font-size-complex="12pt"/>
    </style:style>
    <style:style style:name="T15_108" style:family="text">
      <style:text-properties fo:font-size="12pt" style:font-size-asian="12pt" style:font-size-complex="12pt"/>
    </style:style>
    <style:style style:name="T15_109" style:family="text">
      <style:text-properties fo:font-size="12pt" style:font-size-asian="12pt" style:font-size-complex="12pt"/>
    </style:style>
    <style:style style:name="T15_110" style:family="text">
      <style:text-properties fo:font-size="12pt" style:font-size-asian="12pt" style:font-size-complex="12pt"/>
    </style:style>
    <style:style style:name="T15_111" style:family="text">
      <style:text-properties fo:font-size="12pt" style:font-size-asian="12pt" style:font-size-complex="12pt"/>
    </style:style>
    <style:style style:name="T15_112" style:family="text">
      <style:text-properties fo:font-size="12pt" style:font-size-asian="12pt" style:font-size-complex="12pt"/>
    </style:style>
    <style:style style:name="T15_113" style:family="text">
      <style:text-properties fo:font-size="12pt" style:font-size-asian="12pt" style:font-size-complex="12pt"/>
    </style:style>
    <style:style style:name="T15_114" style:family="text">
      <style:text-properties fo:font-size="12pt" style:font-size-asian="12pt" style:font-size-complex="12pt"/>
    </style:style>
    <style:style style:name="T15_115" style:family="text">
      <style:text-properties fo:font-size="12pt" style:font-size-asian="12pt" style:font-size-complex="12pt"/>
    </style:style>
    <style:style style:name="T15_116" style:family="text">
      <style:text-properties fo:font-size="12pt" style:font-size-asian="12pt" style:font-size-complex="12pt"/>
    </style:style>
    <style:style style:name="T15_117" style:family="text">
      <style:text-properties fo:font-size="12pt" style:font-size-asian="12pt" style:font-size-complex="12pt"/>
    </style:style>
    <style:style style:name="T15_118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text-indent="1.27cm" fo:line-height="150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text-indent="1.27cm" fo:line-height="150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text-indent="1.27cm" fo:line-height="150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T18_45" style:family="text">
      <style:text-properties fo:font-size="12pt" style:font-size-asian="12pt" style:font-size-complex="12pt"/>
    </style:style>
    <style:style style:name="T18_46" style:family="text">
      <style:text-properties fo:font-size="12pt" style:font-size-asian="12pt" style:font-size-complex="12pt"/>
    </style:style>
    <style:style style:name="T18_47" style:family="text">
      <style:text-properties fo:font-size="12pt" style:font-size-asian="12pt" style:font-size-complex="12pt"/>
    </style:style>
    <style:style style:name="T18_48" style:family="text">
      <style:text-properties fo:font-size="12pt" style:font-size-asian="12pt" style:font-size-complex="12pt"/>
    </style:style>
    <style:style style:name="T18_49" style:family="text">
      <style:text-properties fo:font-size="12pt" style:font-size-asian="12pt" style:font-size-complex="12pt"/>
    </style:style>
    <style:style style:name="T18_50" style:family="text">
      <style:text-properties fo:font-size="12pt" style:font-size-asian="12pt" style:font-size-complex="12pt"/>
    </style:style>
    <style:style style:name="T18_51" style:family="text">
      <style:text-properties fo:font-size="12pt" style:font-size-asian="12pt" style:font-size-complex="12pt"/>
    </style:style>
    <style:style style:name="T18_52" style:family="text">
      <style:text-properties fo:font-size="12pt" style:font-size-asian="12pt" style:font-size-complex="12pt"/>
    </style:style>
    <style:style style:name="T18_53" style:family="text">
      <style:text-properties fo:font-size="12pt" style:font-size-asian="12pt" style:font-size-complex="12pt"/>
    </style:style>
    <style:style style:name="T18_54" style:family="text">
      <style:text-properties fo:font-size="12pt" style:font-size-asian="12pt" style:font-size-complex="12pt"/>
    </style:style>
    <style:style style:name="T18_55" style:family="text">
      <style:text-properties fo:font-size="12pt" style:font-size-asian="12pt" style:font-size-complex="12pt"/>
    </style:style>
    <style:style style:name="T18_56" style:family="text">
      <style:text-properties fo:font-size="12pt" style:font-size-asian="12pt" style:font-size-complex="12pt"/>
    </style:style>
    <style:style style:name="T18_57" style:family="text">
      <style:text-properties fo:font-size="12pt" style:font-size-asian="12pt" style:font-size-complex="12pt"/>
    </style:style>
    <style:style style:name="T18_58" style:family="text">
      <style:text-properties fo:font-size="12pt" style:font-size-asian="12pt" style:font-size-complex="12pt"/>
    </style:style>
    <style:style style:name="T18_59" style:family="text">
      <style:text-properties fo:font-size="12pt" style:font-size-asian="12pt" style:font-size-complex="12pt"/>
    </style:style>
    <style:style style:name="T18_60" style:family="text">
      <style:text-properties fo:font-size="12pt" style:font-size-asian="12pt" style:font-size-complex="12pt"/>
    </style:style>
    <style:style style:name="T18_61" style:family="text">
      <style:text-properties fo:font-size="12pt" style:font-size-asian="12pt" style:font-size-complex="12pt"/>
    </style:style>
    <style:style style:name="T18_62" style:family="text">
      <style:text-properties fo:font-size="12pt" style:font-size-asian="12pt" style:font-size-complex="12pt"/>
    </style:style>
    <style:style style:name="T18_63" style:family="text">
      <style:text-properties fo:font-size="12pt" style:font-size-asian="12pt" style:font-size-complex="12pt"/>
    </style:style>
    <style:style style:name="T18_64" style:family="text">
      <style:text-properties fo:font-size="12pt" style:font-size-asian="12pt" style:font-size-complex="12pt"/>
    </style:style>
    <style:style style:name="T18_65" style:family="text">
      <style:text-properties fo:font-size="12pt" style:font-size-asian="12pt" style:font-size-complex="12pt"/>
    </style:style>
    <style:style style:name="T18_66" style:family="text">
      <style:text-properties fo:font-size="12pt" style:font-size-asian="12pt" style:font-size-complex="12pt"/>
    </style:style>
    <style:style style:name="T18_67" style:family="text">
      <style:text-properties fo:font-size="12pt" style:font-size-asian="12pt" style:font-size-complex="12pt"/>
    </style:style>
    <style:style style:name="T18_68" style:family="text">
      <style:text-properties fo:font-size="12pt" style:font-size-asian="12pt" style:font-size-complex="12pt"/>
    </style:style>
    <style:style style:name="T18_69" style:family="text">
      <style:text-properties fo:font-size="12pt" style:font-size-asian="12pt" style:font-size-complex="12pt"/>
    </style:style>
    <style:style style:name="T18_70" style:family="text">
      <style:text-properties fo:font-size="12pt" style:font-size-asian="12pt" style:font-size-complex="12pt"/>
    </style:style>
    <style:style style:name="T18_71" style:family="text">
      <style:text-properties fo:font-size="12pt" style:font-size-asian="12pt" style:font-size-complex="12pt"/>
    </style:style>
    <style:style style:name="T18_72" style:family="text">
      <style:text-properties fo:font-size="12pt" style:font-size-asian="12pt" style:font-size-complex="12pt"/>
    </style:style>
    <style:style style:name="T18_73" style:family="text">
      <style:text-properties fo:font-size="12pt" style:font-size-asian="12pt" style:font-size-complex="12pt"/>
    </style:style>
    <style:style style:name="T18_74" style:family="text">
      <style:text-properties fo:font-size="12pt" style:font-size-asian="12pt" style:font-size-complex="12pt"/>
    </style:style>
    <style:style style:name="T18_75" style:family="text">
      <style:text-properties fo:font-size="12pt" style:font-size-asian="12pt" style:font-size-complex="12pt"/>
    </style:style>
    <style:style style:name="T18_76" style:family="text">
      <style:text-properties fo:font-size="12pt" style:font-size-asian="12pt" style:font-size-complex="12pt"/>
    </style:style>
    <style:style style:name="T18_77" style:family="text">
      <style:text-properties fo:font-size="12pt" style:font-size-asian="12pt" style:font-size-complex="12pt"/>
    </style:style>
    <style:style style:name="T18_78" style:family="text">
      <style:text-properties fo:font-size="12pt" style:font-size-asian="12pt" style:font-size-complex="12pt"/>
    </style:style>
    <style:style style:name="T18_79" style:family="text">
      <style:text-properties fo:font-size="12pt" style:font-size-asian="12pt" style:font-size-complex="12pt"/>
    </style:style>
    <style:style style:name="T18_80" style:family="text">
      <style:text-properties fo:font-size="12pt" style:font-size-asian="12pt" style:font-size-complex="12pt"/>
    </style:style>
    <style:style style:name="T18_81" style:family="text">
      <style:text-properties fo:font-size="12pt" style:font-size-asian="12pt" style:font-size-complex="12pt"/>
    </style:style>
    <style:style style:name="T18_82" style:family="text">
      <style:text-properties fo:font-size="12pt" style:font-size-asian="12pt" style:font-size-complex="12pt"/>
    </style:style>
    <style:style style:name="T18_83" style:family="text">
      <style:text-properties fo:font-size="12pt" style:font-size-asian="12pt" style:font-size-complex="12pt"/>
    </style:style>
    <style:style style:name="T18_84" style:family="text">
      <style:text-properties fo:font-size="12pt" style:font-size-asian="12pt" style:font-size-complex="12pt"/>
    </style:style>
    <style:style style:name="T18_85" style:family="text">
      <style:text-properties fo:font-size="12pt" style:font-size-asian="12pt" style:font-size-complex="12pt"/>
    </style:style>
    <style:style style:name="T18_86" style:family="text">
      <style:text-properties fo:font-size="12pt" style:font-size-asian="12pt" style:font-size-complex="12pt"/>
    </style:style>
    <style:style style:name="T18_87" style:family="text">
      <style:text-properties fo:font-size="12pt" style:font-size-asian="12pt" style:font-size-complex="12pt"/>
    </style:style>
    <style:style style:name="T18_88" style:family="text">
      <style:text-properties fo:font-size="12pt" style:font-size-asian="12pt" style:font-size-complex="12pt"/>
    </style:style>
    <style:style style:name="T18_89" style:family="text">
      <style:text-properties fo:font-size="12pt" style:font-size-asian="12pt" style:font-size-complex="12pt"/>
    </style:style>
    <style:style style:name="T18_90" style:family="text">
      <style:text-properties fo:font-size="12pt" style:font-size-asian="12pt" style:font-size-complex="12pt"/>
    </style:style>
    <style:style style:name="T18_91" style:family="text">
      <style:text-properties fo:font-size="12pt" style:font-size-asian="12pt" style:font-size-complex="12pt"/>
    </style:style>
    <style:style style:name="T18_92" style:family="text">
      <style:text-properties fo:font-size="12pt" style:font-size-asian="12pt" style:font-size-complex="12pt"/>
    </style:style>
    <style:style style:name="T18_93" style:family="text">
      <style:text-properties fo:font-size="12pt" style:font-size-asian="12pt" style:font-size-complex="12pt"/>
    </style:style>
    <style:style style:name="T18_94" style:family="text">
      <style:text-properties fo:font-size="12pt" style:font-size-asian="12pt" style:font-size-complex="12pt"/>
    </style:style>
    <style:style style:name="T18_95" style:family="text">
      <style:text-properties fo:font-size="12pt" style:font-size-asian="12pt" style:font-size-complex="12pt"/>
    </style:style>
    <style:style style:name="T18_96" style:family="text">
      <style:text-properties fo:font-size="12pt" style:font-size-asian="12pt" style:font-size-complex="12pt"/>
    </style:style>
    <style:style style:name="T18_97" style:family="text">
      <style:text-properties fo:font-size="12pt" style:font-size-asian="12pt" style:font-size-complex="12pt"/>
    </style:style>
    <style:style style:name="T18_98" style:family="text">
      <style:text-properties fo:font-size="12pt" style:font-size-asian="12pt" style:font-size-complex="12pt"/>
    </style:style>
    <style:style style:name="T18_99" style:family="text">
      <style:text-properties fo:font-size="12pt" style:font-size-asian="12pt" style:font-size-complex="12pt"/>
    </style:style>
    <style:style style:name="T18_100" style:family="text">
      <style:text-properties fo:font-size="12pt" style:font-size-asian="12pt" style:font-size-complex="12pt"/>
    </style:style>
    <style:style style:name="T18_101" style:family="text">
      <style:text-properties fo:font-size="12pt" style:font-size-asian="12pt" style:font-size-complex="12pt"/>
    </style:style>
    <style:style style:name="T18_102" style:family="text">
      <style:text-properties fo:font-size="12pt" style:font-size-asian="12pt" style:font-size-complex="12pt"/>
    </style:style>
    <style:style style:name="T18_103" style:family="text">
      <style:text-properties fo:font-size="12pt" style:font-size-asian="12pt" style:font-size-complex="12pt"/>
    </style:style>
    <style:style style:name="T18_104" style:family="text">
      <style:text-properties fo:font-size="12pt" style:font-size-asian="12pt" style:font-size-complex="12pt"/>
    </style:style>
    <style:style style:name="T18_105" style:family="text">
      <style:text-properties fo:font-size="12pt" style:font-size-asian="12pt" style:font-size-complex="12pt"/>
    </style:style>
    <style:style style:name="T18_106" style:family="text">
      <style:text-properties fo:font-size="12pt" style:font-size-asian="12pt" style:font-size-complex="12pt"/>
    </style:style>
    <style:style style:name="T18_107" style:family="text">
      <style:text-properties fo:font-size="12pt" style:font-size-asian="12pt" style:font-size-complex="12pt"/>
    </style:style>
    <style:style style:name="T18_108" style:family="text">
      <style:text-properties fo:font-size="12pt" style:font-size-asian="12pt" style:font-size-complex="12pt"/>
    </style:style>
    <style:style style:name="T18_109" style:family="text">
      <style:text-properties fo:font-size="12pt" style:font-size-asian="12pt" style:font-size-complex="12pt"/>
    </style:style>
    <style:style style:name="T18_110" style:family="text">
      <style:text-properties fo:font-size="12pt" style:font-size-asian="12pt" style:font-size-complex="12pt"/>
    </style:style>
    <style:style style:name="T18_111" style:family="text">
      <style:text-properties fo:font-size="12pt" style:font-size-asian="12pt" style:font-size-complex="12pt"/>
    </style:style>
    <style:style style:name="T18_112" style:family="text">
      <style:text-properties fo:font-size="12pt" style:font-size-asian="12pt" style:font-size-complex="12pt"/>
    </style:style>
    <style:style style:name="T18_113" style:family="text">
      <style:text-properties fo:font-size="12pt" style:font-size-asian="12pt" style:font-size-complex="12pt"/>
    </style:style>
    <style:style style:name="T18_114" style:family="text">
      <style:text-properties fo:font-size="12pt" style:font-size-asian="12pt" style:font-size-complex="12pt"/>
    </style:style>
    <style:style style:name="T18_115" style:family="text">
      <style:text-properties fo:font-size="12pt" style:font-size-asian="12pt" style:font-size-complex="12pt"/>
    </style:style>
    <style:style style:name="T18_116" style:family="text">
      <style:text-properties fo:font-size="12pt" style:font-size-asian="12pt" style:font-size-complex="12pt"/>
    </style:style>
    <style:style style:name="T18_117" style:family="text">
      <style:text-properties fo:font-size="12pt" style:font-size-asian="12pt" style:font-size-complex="12pt"/>
    </style:style>
    <style:style style:name="T18_118" style:family="text">
      <style:text-properties fo:font-size="12pt" style:font-size-asian="12pt" style:font-size-complex="12pt"/>
    </style:style>
    <style:style style:name="T18_119" style:family="text">
      <style:text-properties fo:font-size="12pt" style:font-size-asian="12pt" style:font-size-complex="12pt"/>
    </style:style>
    <style:style style:name="T18_120" style:family="text">
      <style:text-properties fo:font-size="12pt" style:font-size-asian="12pt" style:font-size-complex="12pt"/>
    </style:style>
    <style:style style:name="T18_121" style:family="text">
      <style:text-properties fo:font-size="12pt" style:font-size-asian="12pt" style:font-size-complex="12pt"/>
    </style:style>
    <style:style style:name="T18_122" style:family="text">
      <style:text-properties fo:font-size="12pt" style:font-size-asian="12pt" style:font-size-complex="12pt"/>
    </style:style>
    <style:style style:name="T18_123" style:family="text">
      <style:text-properties fo:font-size="12pt" style:font-size-asian="12pt" style:font-size-complex="12pt"/>
    </style:style>
    <style:style style:name="T18_124" style:family="text">
      <style:text-properties fo:font-size="12pt" style:font-size-asian="12pt" style:font-size-complex="12pt"/>
    </style:style>
    <style:style style:name="T18_125" style:family="text">
      <style:text-properties fo:font-size="12pt" style:font-size-asian="12pt" style:font-size-complex="12pt"/>
    </style:style>
    <style:style style:name="T18_126" style:family="text">
      <style:text-properties fo:font-size="12pt" style:font-size-asian="12pt" style:font-size-complex="12pt"/>
    </style:style>
    <style:style style:name="T18_127" style:family="text">
      <style:text-properties fo:font-size="12pt" style:font-size-asian="12pt" style:font-size-complex="12pt"/>
    </style:style>
    <style:style style:name="T18_128" style:family="text">
      <style:text-properties fo:font-size="12pt" style:font-size-asian="12pt" style:font-size-complex="12pt"/>
    </style:style>
    <style:style style:name="T18_129" style:family="text">
      <style:text-properties fo:font-size="12pt" style:font-size-asian="12pt" style:font-size-complex="12pt"/>
    </style:style>
    <style:style style:name="T18_130" style:family="text">
      <style:text-properties fo:font-size="12pt" style:font-size-asian="12pt" style:font-size-complex="12pt"/>
    </style:style>
    <style:style style:name="T18_131" style:family="text">
      <style:text-properties fo:font-size="12pt" style:font-size-asian="12pt" style:font-size-complex="12pt"/>
    </style:style>
    <style:style style:name="T18_13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text-indent="1.27cm" fo:line-height="150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T19_63" style:family="text">
      <style:text-properties fo:font-size="12pt" style:font-size-asian="12pt" style:font-size-complex="12pt"/>
    </style:style>
    <style:style style:name="T19_64" style:family="text">
      <style:text-properties fo:font-size="12pt" style:font-size-asian="12pt" style:font-size-complex="12pt"/>
    </style:style>
    <style:style style:name="T19_65" style:family="text">
      <style:text-properties fo:font-size="12pt" style:font-size-asian="12pt" style:font-size-complex="12pt"/>
    </style:style>
    <style:style style:name="T19_66" style:family="text">
      <style:text-properties fo:font-size="12pt" style:font-size-asian="12pt" style:font-size-complex="12pt"/>
    </style:style>
    <style:style style:name="T19_67" style:family="text">
      <style:text-properties fo:font-size="12pt" style:font-size-asian="12pt" style:font-size-complex="12pt"/>
    </style:style>
    <style:style style:name="T19_68" style:family="text">
      <style:text-properties fo:font-size="12pt" style:font-size-asian="12pt" style:font-size-complex="12pt"/>
    </style:style>
    <style:style style:name="T19_69" style:family="text">
      <style:text-properties fo:font-size="12pt" style:font-size-asian="12pt" style:font-size-complex="12pt"/>
    </style:style>
    <style:style style:name="T19_70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text-indent="1.27cm" fo:line-height="150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text-indent="1.27cm" fo:line-height="150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T21_115" style:family="text">
      <style:text-properties fo:font-size="12pt" style:font-size-asian="12pt" style:font-size-complex="12pt"/>
    </style:style>
    <style:style style:name="T21_116" style:family="text">
      <style:text-properties fo:font-size="12pt" style:font-size-asian="12pt" style:font-size-complex="12pt"/>
    </style:style>
    <style:style style:name="T21_117" style:family="text">
      <style:text-properties fo:font-size="12pt" style:font-size-asian="12pt" style:font-size-complex="12pt"/>
    </style:style>
    <style:style style:name="T21_118" style:family="text">
      <style:text-properties fo:font-size="12pt" style:font-size-asian="12pt" style:font-size-complex="12pt"/>
    </style:style>
    <style:style style:name="T21_119" style:family="text">
      <style:text-properties fo:font-size="12pt" style:font-size-asian="12pt" style:font-size-complex="12pt"/>
    </style:style>
    <style:style style:name="T21_120" style:family="text">
      <style:text-properties fo:font-size="12pt" style:font-size-asian="12pt" style:font-size-complex="12pt"/>
    </style:style>
    <style:style style:name="T21_121" style:family="text">
      <style:text-properties fo:font-size="12pt" style:font-size-asian="12pt" style:font-size-complex="12pt"/>
    </style:style>
    <style:style style:name="T21_122" style:family="text">
      <style:text-properties fo:font-size="12pt" style:font-size-asian="12pt" style:font-size-complex="12pt"/>
    </style:style>
    <style:style style:name="T21_123" style:family="text">
      <style:text-properties fo:font-size="12pt" style:font-size-asian="12pt" style:font-size-complex="12pt"/>
    </style:style>
    <style:style style:name="T21_124" style:family="text">
      <style:text-properties fo:font-size="12pt" style:font-size-asian="12pt" style:font-size-complex="12pt"/>
    </style:style>
    <style:style style:name="T21_125" style:family="text">
      <style:text-properties fo:font-size="12pt" style:font-size-asian="12pt" style:font-size-complex="12pt"/>
    </style:style>
    <style:style style:name="T21_126" style:family="text">
      <style:text-properties fo:font-size="12pt" style:font-size-asian="12pt" style:font-size-complex="12pt"/>
    </style:style>
    <style:style style:name="T21_127" style:family="text">
      <style:text-properties fo:font-size="12pt" style:font-size-asian="12pt" style:font-size-complex="12pt"/>
    </style:style>
    <style:style style:name="T21_128" style:family="text">
      <style:text-properties fo:font-size="12pt" style:font-size-asian="12pt" style:font-size-complex="12pt"/>
    </style:style>
    <style:style style:name="T21_129" style:family="text">
      <style:text-properties fo:font-size="12pt" style:font-size-asian="12pt" style:font-size-complex="12pt"/>
    </style:style>
    <style:style style:name="T21_130" style:family="text">
      <style:text-properties fo:font-size="12pt" style:font-size-asian="12pt" style:font-size-complex="12pt"/>
    </style:style>
    <style:style style:name="T21_131" style:family="text">
      <style:text-properties fo:font-size="12pt" style:font-size-asian="12pt" style:font-size-complex="12pt"/>
    </style:style>
    <style:style style:name="T21_132" style:family="text">
      <style:text-properties fo:font-size="12pt" style:font-size-asian="12pt" style:font-size-complex="12pt"/>
    </style:style>
    <style:style style:name="T21_133" style:family="text">
      <style:text-properties fo:font-size="12pt" style:font-size-asian="12pt" style:font-size-complex="12pt"/>
    </style:style>
    <style:style style:name="T21_134" style:family="text">
      <style:text-properties fo:font-size="12pt" style:font-size-asian="12pt" style:font-size-complex="12pt"/>
    </style:style>
    <style:style style:name="T21_135" style:family="text">
      <style:text-properties fo:font-size="12pt" style:font-size-asian="12pt" style:font-size-complex="12pt"/>
    </style:style>
    <style:style style:name="T21_136" style:family="text">
      <style:text-properties fo:font-size="12pt" style:font-size-asian="12pt" style:font-size-complex="12pt"/>
    </style:style>
    <style:style style:name="T21_137" style:family="text">
      <style:text-properties fo:font-size="12pt" style:font-size-asian="12pt" style:font-size-complex="12pt"/>
    </style:style>
    <style:style style:name="T21_138" style:family="text">
      <style:text-properties fo:font-size="12pt" style:font-size-asian="12pt" style:font-size-complex="12pt"/>
    </style:style>
    <style:style style:name="T21_139" style:family="text">
      <style:text-properties fo:font-size="12pt" style:font-size-asian="12pt" style:font-size-complex="12pt"/>
    </style:style>
    <style:style style:name="T21_140" style:family="text">
      <style:text-properties fo:font-size="12pt" style:font-size-asian="12pt" style:font-size-complex="12pt"/>
    </style:style>
    <style:style style:name="T21_141" style:family="text">
      <style:text-properties fo:font-size="12pt" style:font-size-asian="12pt" style:font-size-complex="12pt"/>
    </style:style>
    <style:style style:name="T21_142" style:family="text">
      <style:text-properties fo:font-size="12pt" style:font-size-asian="12pt" style:font-size-complex="12pt"/>
    </style:style>
    <style:style style:name="T21_143" style:family="text">
      <style:text-properties fo:font-size="12pt" style:font-size-asian="12pt" style:font-size-complex="12pt"/>
    </style:style>
    <style:style style:name="T21_144" style:family="text">
      <style:text-properties fo:font-size="12pt" style:font-size-asian="12pt" style:font-size-complex="12pt"/>
    </style:style>
    <style:style style:name="T21_145" style:family="text">
      <style:text-properties fo:font-size="12pt" style:font-size-asian="12pt" style:font-size-complex="12pt"/>
    </style:style>
    <style:style style:name="T21_146" style:family="text">
      <style:text-properties fo:font-size="12pt" style:font-size-asian="12pt" style:font-size-complex="12pt"/>
    </style:style>
    <style:style style:name="T21_147" style:family="text">
      <style:text-properties fo:font-size="12pt" style:font-size-asian="12pt" style:font-size-complex="12pt"/>
    </style:style>
    <style:style style:name="T21_148" style:family="text">
      <style:text-properties fo:font-size="12pt" style:font-size-asian="12pt" style:font-size-complex="12pt"/>
    </style:style>
    <style:style style:name="T21_149" style:family="text">
      <style:text-properties fo:font-size="12pt" style:font-size-asian="12pt" style:font-size-complex="12pt"/>
    </style:style>
    <style:style style:name="T21_150" style:family="text">
      <style:text-properties fo:font-size="12pt" style:font-size-asian="12pt" style:font-size-complex="12pt"/>
    </style:style>
    <style:style style:name="T21_151" style:family="text">
      <style:text-properties fo:font-size="12pt" style:font-size-asian="12pt" style:font-size-complex="12pt"/>
    </style:style>
    <style:style style:name="T21_152" style:family="text">
      <style:text-properties fo:font-size="12pt" style:font-size-asian="12pt" style:font-size-complex="12pt"/>
    </style:style>
    <style:style style:name="T21_153" style:family="text">
      <style:text-properties fo:font-size="12pt" style:font-size-asian="12pt" style:font-size-complex="12pt"/>
    </style:style>
    <style:style style:name="T21_154" style:family="text">
      <style:text-properties fo:font-size="12pt" style:font-size-asian="12pt" style:font-size-complex="12pt"/>
    </style:style>
    <style:style style:name="T21_155" style:family="text">
      <style:text-properties fo:font-size="12pt" style:font-size-asian="12pt" style:font-size-complex="12pt"/>
    </style:style>
    <style:style style:name="T21_156" style:family="text">
      <style:text-properties fo:font-size="12pt" style:font-size-asian="12pt" style:font-size-complex="12pt"/>
    </style:style>
    <style:style style:name="T21_157" style:family="text">
      <style:text-properties fo:font-size="12pt" style:font-size-asian="12pt" style:font-size-complex="12pt"/>
    </style:style>
    <style:style style:name="T21_158" style:family="text">
      <style:text-properties fo:font-size="12pt" style:font-size-asian="12pt" style:font-size-complex="12pt"/>
    </style:style>
    <style:style style:name="T21_159" style:family="text">
      <style:text-properties fo:font-size="12pt" style:font-size-asian="12pt" style:font-size-complex="12pt"/>
    </style:style>
    <style:style style:name="T21_160" style:family="text">
      <style:text-properties fo:font-size="12pt" style:font-size-asian="12pt" style:font-size-complex="12pt"/>
    </style:style>
    <style:style style:name="T21_161" style:family="text">
      <style:text-properties fo:font-size="12pt" style:font-size-asian="12pt" style:font-size-complex="12pt"/>
    </style:style>
    <style:style style:name="T21_162" style:family="text">
      <style:text-properties fo:font-size="12pt" style:font-size-asian="12pt" style:font-size-complex="12pt"/>
    </style:style>
    <style:style style:name="T21_163" style:family="text">
      <style:text-properties fo:background-color="#ffffff" fo:font-size="12pt" style:font-size-asian="12pt" style:font-size-complex="12pt"/>
    </style:style>
    <style:style style:name="T21_16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text-indent="1.27cm" fo:line-height="150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text-indent="1.27cm" fo:line-height="150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text-indent="1.27cm" fo:line-height="150%" style:writing-mode="lr-tb"/>
      <style:text-properties fo:color="#00ff00" fo:font-size="12pt" style:font-size-asian="12pt" style:font-size-complex="12pt"/>
    </style:style>
    <style:style style:name="P25" style:family="paragraph" style:parent-style-name="Standard">
      <style:paragraph-properties fo:text-align="justify" fo:break-before="auto" fo:text-indent="1.27cm" fo:line-height="150%" style:writing-mode="lr-tb"/>
      <style:text-properties fo:color="#ff0000"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text-indent="1.27cm" fo:line-height="150%" style:writing-mode="lr-tb"/>
    </style:style>
    <style:style style:name="T26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6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text-indent="1.27cm" fo:line-height="150%" style:writing-mode="lr-tb"/>
    </style:style>
    <style:style style:name="T27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7_2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8" style:family="paragraph" style:parent-style-name="Standard">
      <style:paragraph-properties fo:text-align="justify" fo:break-before="auto" fo:text-indent="1.27cm" fo:line-height="150%" style:writing-mode="lr-tb"/>
    </style:style>
    <style:style style:name="T28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8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text-indent="1.27cm" fo:line-height="150%" style:writing-mode="lr-tb"/>
    </style:style>
    <style:style style:name="T29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29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text-indent="1.27cm" fo:line-height="150%" style:writing-mode="lr-tb"/>
    </style:style>
    <style:style style:name="T30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0_2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text-indent="1.27cm" fo:line-height="150%" style:writing-mode="lr-tb"/>
    </style:style>
    <style:style style:name="T31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1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text-indent="1.27cm" fo:line-height="150%" style:writing-mode="lr-tb"/>
    </style:style>
    <style:style style:name="T32_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2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3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4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5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6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7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8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19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20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21" style:family="text">
      <style:text-properties fo:color="#ff0000" fo:font-size="10pt" style:font-size-asian="10pt" style:font-size-complex="10pt" fo:font-weight="bold" style:font-weight-asian="bold" style:font-weight-complex="bold"/>
    </style:style>
    <style:style style:name="T32_22" style:family="text">
      <style:text-properties fo:color="#ff0000" fo:font-size="10pt" style:font-size-asian="10pt" style:font-size-complex="10pt" fo:font-weight="bold" style:font-weight-asian="bold" style:font-weight-complex="bold"/>
    </style:style>
  </office:automatic-styles>
  <office:body>
    <office:text>
      <text:p text:style-name="P1"><text:span text:style-name="T1_1">Introdução</text:span><text:span text:style-name="T1_2">.</text:span></text:p>
      <text:p text:style-name="P2"/>
      <text:p text:style-name="P3"><text:span text:style-name="T3_1"><text:tab/></text:span><text:span text:style-name="T3_2">Doador</text:span><text:span text:style-name="T3_3"><text:s/></text:span><text:span text:style-name="T3_4">de</text:span><text:span text:style-name="T3_5"><text:s/></text:span><text:span text:style-name="T3_6">sangue</text:span><text:span text:style-name="T3_7"><text:s/></text:span><text:span text:style-name="T3_8">é</text:span><text:span text:style-name="T3_9"><text:s/></text:span><text:span text:style-name="T3_10">o</text:span><text:span text:style-name="T3_11"><text:s/></text:span><text:span text:style-name="T3_12">individuo</text:span><text:span text:style-name="T3_13"><text:s/></text:span><text:span text:style-name="T3_14">que</text:span><text:span text:style-name="T3_15"><text:s/></text:span><text:span text:style-name="T3_16">se</text:span><text:span text:style-name="T3_17"><text:s/></text:span><text:span text:style-name="T3_18">voluntária</text:span><text:span text:style-name="T3_19"><text:s/></text:span><text:span text:style-name="T3_20">para</text:span><text:span text:style-name="T3_21"><text:s/></text:span><text:span text:style-name="T3_22">que</text:span><text:span text:style-name="T3_23"><text:s/></text:span><text:span text:style-name="T3_24">seja</text:span><text:span text:style-name="T3_25"><text:s/></text:span><text:span text:style-name="T3_26">feita</text:span><text:span text:style-name="T3_27"><text:s/></text:span><text:span text:style-name="T3_28">e</text:span><text:span text:style-name="T3_29"><text:s/></text:span><text:span text:style-name="T3_30">extração</text:span><text:span text:style-name="T3_31"><text:s/></text:span><text:span text:style-name="T3_32">de</text:span><text:span text:style-name="T3_33"><text:s/></text:span><text:span text:style-name="T3_34">seu</text:span><text:span text:style-name="T3_35"><text:s/></text:span><text:span text:style-name="T3_36">sangue</text:span><text:span text:style-name="T3_37"><text:s/></text:span><text:span text:style-name="T3_38">para</text:span><text:span text:style-name="T3_39"><text:s/></text:span><text:span text:style-name="T3_40">que</text:span><text:span text:style-name="T3_41"><text:s/></text:span><text:span text:style-name="T3_42">este</text:span><text:span text:style-name="T3_43"><text:s/></text:span><text:span text:style-name="T3_44">seja</text:span><text:span text:style-name="T3_45"><text:s/></text:span><text:span text:style-name="T3_46">utilizado</text:span><text:span text:style-name="T3_47"><text:s/></text:span><text:span text:style-name="T3_48">no</text:span><text:span text:style-name="T3_49"><text:s/></text:span><text:span text:style-name="T3_50">futuro</text:span><text:span text:style-name="T3_51"><text:s/></text:span><text:span text:style-name="T3_52">em</text:span><text:span text:style-name="T3_53"><text:s/></text:span><text:span text:style-name="T3_54">individuo</text:span><text:span text:style-name="T3_55"><text:s/></text:span><text:span text:style-name="T3_56">especificado</text:span><text:span text:style-name="T3_57"><text:s/></text:span><text:span text:style-name="T3_58">por</text:span><text:span text:style-name="T3_59"><text:s/></text:span><text:span text:style-name="T3_60">esse</text:span><text:span text:style-name="T3_61"><text:s/></text:span><text:span text:style-name="T3_62">ou</text:span><text:span text:style-name="T3_63"><text:s/></text:span><text:span text:style-name="T3_64">quando</text:span><text:span text:style-name="T3_65"><text:s/></text:span><text:span text:style-name="T3_66">surgir</text:span><text:span text:style-name="T3_67"><text:s/></text:span><text:span text:style-name="T3_68">a</text:span><text:span text:style-name="T3_69"><text:s/></text:span><text:span text:style-name="T3_70">necessidade</text:span><text:span text:style-name="T3_71">.<text:s/></text:span></text:p>
      <text:p text:style-name="P4"><text:span text:style-name="T4_1">Como</text:span><text:span text:style-name="T4_2"><text:s/></text:span><text:span text:style-name="T4_3">sangue</text:span><text:span text:style-name="T4_4"><text:s/></text:span><text:span text:style-name="T4_5">não</text:span><text:span text:style-name="T4_6"><text:s/></text:span><text:span text:style-name="T4_7">se</text:span><text:span text:style-name="T4_8"><text:s/></text:span><text:span text:style-name="T4_9">fabrica</text:span><text:span text:style-name="T4_10"><text:s/></text:span><text:span text:style-name="T4_11">artificialmente</text:span><text:span text:style-name="T4_12"><text:s/></text:span><text:span text:style-name="T4_13">se</text:span><text:span text:style-name="T4_14"><text:s/></text:span><text:span text:style-name="T4_15">faz</text:span><text:span text:style-name="T4_16"><text:s/></text:span><text:span text:style-name="T4_17">necessária</text:span><text:span text:style-name="T4_18"><text:s/></text:span><text:span text:style-name="T4_19">a</text:span><text:span text:style-name="T4_20"><text:s/></text:span><text:span text:style-name="T4_21">colaboração</text:span><text:span text:style-name="T4_22"><text:s/></text:span><text:span text:style-name="T4_23">de</text:span><text:span text:style-name="T4_24"><text:s/></text:span><text:span text:style-name="T4_25">doadores</text:span><text:span text:style-name="T4_26">,<text:s/></text:span><text:span text:style-name="T4_27">pois</text:span><text:span text:style-name="T4_28"><text:s/></text:span><text:span text:style-name="T4_29">a</text:span><text:span text:style-name="T4_30"><text:s/></text:span><text:span text:style-name="T4_31">única</text:span><text:span text:style-name="T4_32"><text:s/></text:span><text:span text:style-name="T4_33">fonte</text:span><text:span text:style-name="T4_34"><text:s/></text:span><text:span text:style-name="T4_35">para</text:span><text:span text:style-name="T4_36"><text:s/></text:span><text:span text:style-name="T4_37">esse</text:span><text:span text:style-name="T4_38"><text:s/></text:span><text:span text:style-name="T4_39">material</text:span><text:span text:style-name="T4_40"><text:s/></text:span><text:span text:style-name="T4_41">é</text:span><text:span text:style-name="T4_42"><text:s/></text:span><text:span text:style-name="T4_43">um</text:span><text:span text:style-name="T4_44"><text:s/></text:span><text:span text:style-name="T4_45">individuo</text:span><text:span text:style-name="T4_46"><text:s/></text:span><text:span text:style-name="T4_47">doador</text:span><text:span text:style-name="T4_48">,<text:s/></text:span><text:span text:style-name="T4_49">no</text:span><text:span text:style-name="T4_50"><text:s/></text:span><text:span text:style-name="T4_51">Brasil</text:span><text:span text:style-name="T4_52"><text:s/></text:span><text:span text:style-name="T4_53">a</text:span><text:span text:style-name="T4_54"><text:s/></text:span><text:span text:style-name="T4_55">coleta</text:span><text:span text:style-name="T4_56">,<text:s/></text:span><text:span text:style-name="T4_57">armazenamento</text:span><text:span text:style-name="T4_58"><text:s/></text:span><text:span text:style-name="T4_59">e</text:span><text:span text:style-name="T4_60"><text:s/></text:span><text:span text:style-name="T4_61">gerenciamento</text:span><text:span text:style-name="T4_62"><text:s/></text:span><text:span text:style-name="T4_63">do</text:span><text:span text:style-name="T4_64"><text:s/></text:span><text:span text:style-name="T4_65">sangue</text:span><text:span text:style-name="T4_66"><text:s/></text:span><text:span text:style-name="T4_67">é</text:span><text:span text:style-name="T4_68"><text:s/></text:span><text:span text:style-name="T4_69">feito</text:span><text:span text:style-name="T4_70"><text:s/></text:span><text:span text:style-name="T4_71">por</text:span><text:span text:style-name="T4_72"><text:s/></text:span><text:span text:style-name="T4_73">Hemocentros</text:span><text:span text:style-name="T4_74">,<text:s/></text:span><text:span text:style-name="T4_75">Hospitais</text:span><text:span text:style-name="T4_76">,<text:s/></text:span><text:span text:style-name="T4_77">Postos</text:span><text:span text:style-name="T4_78"><text:s/></text:span><text:span text:style-name="T4_79">de</text:span><text:span text:style-name="T4_80"><text:s/></text:span><text:span text:style-name="T4_81">Saúde</text:span><text:span text:style-name="T4_82">,<text:s/></text:span><text:span text:style-name="T4_83">sejam</text:span><text:span text:style-name="T4_84"><text:s/></text:span><text:span text:style-name="T4_85">estas</text:span><text:span text:style-name="T4_86"><text:s/></text:span><text:span text:style-name="T4_87">de</text:span><text:span text:style-name="T4_88"><text:s/></text:span><text:span text:style-name="T4_89">âmbito</text:span><text:span text:style-name="T4_90"><text:s/></text:span><text:span text:style-name="T4_91">federal</text:span><text:span text:style-name="T4_92">,<text:s/></text:span><text:span text:style-name="T4_93">estadual</text:span><text:span text:style-name="T4_94"><text:s/></text:span><text:span text:style-name="T4_95">ou</text:span><text:span text:style-name="T4_96"><text:s/></text:span><text:span text:style-name="T4_97">local</text:span><text:span text:style-name="T4_98">.<text:tab/></text:span></text:p>
      <text:p text:style-name="P5"><text:span text:style-name="T5_1">Para</text:span><text:span text:style-name="T5_2"><text:s/></text:span><text:span text:style-name="T5_3">se</text:span><text:span text:style-name="T5_4"><text:s/></text:span><text:span text:style-name="T5_5">doar</text:span><text:span text:style-name="T5_6"><text:s/></text:span><text:span text:style-name="T5_7">sangue</text:span><text:span text:style-name="T5_8"><text:s/></text:span><text:span text:style-name="T5_9">é</text:span><text:span text:style-name="T5_10"><text:s/></text:span><text:span text:style-name="T5_11">necessário</text:span><text:span text:style-name="T5_12"><text:s/></text:span><text:span text:style-name="T5_13">fazer</text:span><text:span text:style-name="T5_14"><text:s/></text:span><text:span text:style-name="T5_15">um</text:span><text:span text:style-name="T5_16"><text:s/></text:span><text:span text:style-name="T5_17">cadastro</text:span><text:span text:style-name="T5_18"><text:s/></text:span><text:span text:style-name="T5_19">previamente</text:span><text:span text:style-name="T5_20">,<text:s/></text:span><text:span text:style-name="T5_21">exames</text:span><text:span text:style-name="T5_22"><text:s/></text:span><text:span text:style-name="T5_23">para</text:span><text:span text:style-name="T5_24"><text:s/></text:span><text:span text:style-name="T5_25">anemia</text:span><text:span text:style-name="T5_26"><text:s/></text:span><text:span text:style-name="T5_27">e</text:span><text:span text:style-name="T5_28"><text:s/></text:span><text:span text:style-name="T5_29">uma</text:span><text:span text:style-name="T5_30"><text:s/></text:span><text:span text:style-name="T5_31">serie</text:span><text:span text:style-name="T5_32"><text:s/></text:span><text:span text:style-name="T5_33">de</text:span><text:span text:style-name="T5_34"><text:s/></text:span><text:span text:style-name="T5_35">aflições</text:span><text:span text:style-name="T5_36"><text:s/></text:span><text:span text:style-name="T5_37">que</text:span><text:span text:style-name="T5_38"><text:s/></text:span><text:span text:style-name="T5_39">se</text:span><text:span text:style-name="T5_40"><text:s/></text:span><text:span text:style-name="T5_41">atestado</text:span><text:span text:style-name="T5_42"><text:s/></text:span><text:span text:style-name="T5_43">positivos</text:span><text:span text:style-name="T5_44"><text:s/></text:span><text:span text:style-name="T5_45">resultariam</text:span><text:span text:style-name="T5_46"><text:s/></text:span><text:span text:style-name="T5_47">na</text:span><text:span text:style-name="T5_48"><text:s/></text:span><text:span text:style-name="T5_49">desclassificação</text:span><text:span text:style-name="T5_50"><text:s/></text:span><text:span text:style-name="T5_51">do</text:span><text:span text:style-name="T5_52"><text:s/></text:span><text:span text:style-name="T5_53">voluntário</text:span><text:span text:style-name="T5_54"><text:s/></text:span><text:span text:style-name="T5_55">como</text:span><text:span text:style-name="T5_56"><text:s/></text:span><text:span text:style-name="T5_57">doador</text:span><text:span text:style-name="T5_58"><text:s/></text:span><text:span text:style-name="T5_59">seja</text:span><text:span text:style-name="T5_60"><text:s/></text:span><text:span text:style-name="T5_61">em</text:span><text:span text:style-name="T5_62"><text:s/></text:span><text:span text:style-name="T5_63">caráter</text:span><text:span text:style-name="T5_64"><text:s/></text:span><text:span text:style-name="T5_65">temporário</text:span><text:span text:style-name="T5_66"><text:s/></text:span><text:span text:style-name="T5_67">ou</text:span><text:span text:style-name="T5_68"><text:s/></text:span><text:span text:style-name="T5_69">permanente</text:span><text:span text:style-name="T5_70">.</text:span></text:p>
      <text:p text:style-name="P6"><text:span text:style-name="T6_1">Atualmente</text:span><text:span text:style-name="T6_2"><text:s/></text:span><text:span text:style-name="T6_3">o</text:span><text:span text:style-name="T6_4"><text:s/></text:span><text:span text:style-name="T6_5">controle</text:span><text:span text:style-name="T6_6"><text:s/></text:span><text:span text:style-name="T6_7">destes</text:span><text:span text:style-name="T6_8"><text:s/></text:span><text:span text:style-name="T6_9">voluntários</text:span><text:span text:style-name="T6_10"><text:s/></text:span><text:span text:style-name="T6_11">é</text:span><text:span text:style-name="T6_12"><text:s/></text:span><text:span text:style-name="T6_13">feito</text:span><text:span text:style-name="T6_14"><text:s/></text:span><text:span text:style-name="T6_15">por</text:span><text:span text:style-name="T6_16"><text:s/></text:span><text:span text:style-name="T6_17">sistemas</text:span><text:span text:style-name="T6_18"><text:s/></text:span><text:span text:style-name="T6_19">de</text:span><text:span text:style-name="T6_20"><text:s/></text:span><text:span text:style-name="T6_21">escopo</text:span><text:span text:style-name="T6_22"><text:s/></text:span><text:span text:style-name="T6_23">local</text:span><text:span text:style-name="T6_24"><text:s/></text:span><text:span text:style-name="T6_25">da</text:span><text:span text:style-name="T6_26"><text:s/></text:span><text:span text:style-name="T6_27">instituição</text:span><text:span text:style-name="T6_28"><text:s/></text:span><text:span text:style-name="T6_29">onde</text:span><text:span text:style-name="T6_30"><text:s/></text:span><text:span text:style-name="T6_31">o</text:span><text:span text:style-name="T6_32"><text:s/></text:span><text:span text:style-name="T6_33">cadastro</text:span><text:span text:style-name="T6_34"><text:s/></text:span><text:span text:style-name="T6_35">do</text:span><text:span text:style-name="T6_36"><text:s/></text:span><text:span text:style-name="T6_37">mesmo</text:span><text:span text:style-name="T6_38"><text:s/></text:span><text:span text:style-name="T6_39">foi</text:span><text:span text:style-name="T6_40"><text:s/></text:span><text:span text:style-name="T6_41">feito</text:span><text:span text:style-name="T6_42"><text:s/></text:span><text:span text:style-name="T6_43">seja</text:span><text:span text:style-name="T6_44"><text:s/></text:span><text:span text:style-name="T6_45">por</text:span><text:span text:style-name="T6_46"><text:s/></text:span><text:span text:style-name="T6_47">sistema</text:span><text:span text:style-name="T6_48"><text:s/></text:span><text:span text:style-name="T6_49">informatizado</text:span><text:span text:style-name="T6_50"><text:s/></text:span><text:span text:style-name="T6_51">ou</text:span><text:span text:style-name="T6_52"><text:s/></text:span><text:span text:style-name="T6_53">registro</text:span><text:span text:style-name="T6_54"><text:s/></text:span><text:span text:style-name="T6_55">em</text:span><text:span text:style-name="T6_56"><text:s/></text:span><text:span text:style-name="T6_57">documentação</text:span><text:span text:style-name="T6_58"><text:s/></text:span><text:span text:style-name="T6_59">física</text:span><text:span text:style-name="T6_60">.<text:s/></text:span></text:p>
      <text:p text:style-name="P7"><text:span text:style-name="T7_1">Consequentemente</text:span><text:span text:style-name="T7_2"><text:s/></text:span><text:span text:style-name="T7_3">não</text:span><text:span text:style-name="T7_4"><text:s/></text:span><text:span text:style-name="T7_5">existe</text:span><text:span text:style-name="T7_6"><text:s/></text:span><text:span text:style-name="T7_7">nada</text:span><text:span text:style-name="T7_8"><text:s/></text:span><text:span text:style-name="T7_9">que</text:span><text:span text:style-name="T7_10"><text:s/></text:span><text:span text:style-name="T7_11">integre</text:span><text:span text:style-name="T7_12"><text:s/></text:span><text:span text:style-name="T7_13">essas</text:span><text:span text:style-name="T7_14"><text:s/>“</text:span><text:span text:style-name="T7_15">ilhas</text:span><text:span text:style-name="T7_16">”<text:s/></text:span><text:span text:style-name="T7_17">de</text:span><text:span text:style-name="T7_18"><text:s/></text:span><text:span text:style-name="T7_19">doadores</text:span><text:span text:style-name="T7_20"><text:s/></text:span><text:span text:style-name="T7_21">cadastrados</text:span><text:span text:style-name="T7_22">,<text:s/></text:span><text:span text:style-name="T7_23">onde</text:span><text:span text:style-name="T7_24"><text:s/></text:span><text:span text:style-name="T7_25">o</text:span><text:span text:style-name="T7_26"><text:s/></text:span><text:span text:style-name="T7_27">banco</text:span><text:span text:style-name="T7_28"><text:s/></text:span><text:span text:style-name="T7_29">de</text:span><text:span text:style-name="T7_30"><text:s/></text:span><text:span text:style-name="T7_31">doadores</text:span><text:span text:style-name="T7_32"><text:s/></text:span><text:span text:style-name="T7_33">entres</text:span><text:span text:style-name="T7_34"><text:s/></text:span><text:span text:style-name="T7_35">diversos</text:span><text:span text:style-name="T7_36"><text:s/></text:span><text:span text:style-name="T7_37">hemocentros</text:span><text:span text:style-name="T7_38"><text:s/></text:span><text:span text:style-name="T7_39">e</text:span><text:span text:style-name="T7_40"><text:s/></text:span><text:span text:style-name="T7_41">hospitais</text:span><text:span text:style-name="T7_42"><text:s/></text:span><text:span text:style-name="T7_43">não</text:span><text:span text:style-name="T7_44"><text:s/></text:span><text:span text:style-name="T7_45">compartilhado</text:span><text:span text:style-name="T7_46"><text:s/></text:span><text:span text:style-name="T7_47">entre</text:span><text:span text:style-name="T7_48"><text:s/></text:span><text:span text:style-name="T7_49">estes</text:span><text:span text:style-name="T7_50">.<text:s/></text:span><text:span text:style-name="T7_51">Agilizar</text:span><text:span text:style-name="T7_52"><text:s/></text:span><text:span text:style-name="T7_53">e</text:span><text:span text:style-name="T7_54"><text:s/></text:span><text:span text:style-name="T7_55">facilitar</text:span><text:span text:style-name="T7_56"><text:s/></text:span><text:span text:style-name="T7_57">esse</text:span><text:span text:style-name="T7_58"><text:s/></text:span><text:span text:style-name="T7_59">processo</text:span><text:span text:style-name="T7_60"><text:s/></text:span><text:span text:style-name="T7_61">consequentemente</text:span><text:span text:style-name="T7_62"><text:s/></text:span><text:span text:style-name="T7_63">o</text:span><text:span text:style-name="T7_64"><text:s/></text:span><text:span text:style-name="T7_65">tornando</text:span><text:span text:style-name="T7_66"><text:s/></text:span><text:span text:style-name="T7_67">menos</text:span><text:span text:style-name="T7_68"><text:s/></text:span><text:span text:style-name="T7_69">suscetível</text:span><text:span text:style-name="T7_70"><text:s/></text:span><text:span text:style-name="T7_71">a</text:span><text:span text:style-name="T7_72"><text:s/></text:span><text:span text:style-name="T7_73">erros</text:span><text:span text:style-name="T7_74"><text:s/></text:span><text:span text:style-name="T7_75">é</text:span><text:span text:style-name="T7_76"><text:s/></text:span><text:span text:style-name="T7_77">essencial</text:span><text:span text:style-name="T7_78">,<text:s/></text:span><text:span text:style-name="T7_79">c</text:span><text:span text:style-name="T7_80">om</text:span><text:span text:style-name="T7_81"><text:s/></text:span><text:span text:style-name="T7_82">uso</text:span><text:span text:style-name="T7_83"><text:s/></text:span><text:span text:style-name="T7_84">de</text:span><text:span text:style-name="T7_85"><text:s/></text:span><text:span text:style-name="T7_86">técnicas</text:span><text:span text:style-name="T7_87"><text:s/></text:span><text:span text:style-name="T7_88">de</text:span><text:span text:style-name="T7_89"><text:s/></text:span><text:span text:style-name="T7_90">desenvolvimento</text:span><text:span text:style-name="T7_91"><text:s/></text:span><text:span text:style-name="T7_92">modernas</text:span><text:span text:style-name="T7_93"><text:s/></text:span><text:span text:style-name="T7_94">isso</text:span><text:span text:style-name="T7_95"><text:s/></text:span><text:span text:style-name="T7_96">se</text:span><text:span text:style-name="T7_97"><text:s/></text:span><text:span text:style-name="T7_98">torna</text:span><text:span text:style-name="T7_99"><text:s/></text:span><text:span text:style-name="T7_100">não</text:span><text:span text:style-name="T7_101"><text:s/></text:span><text:span text:style-name="T7_102">somente</text:span><text:span text:style-name="T7_103"><text:s/></text:span><text:span text:style-name="T7_104">possível</text:span><text:span text:style-name="T7_105"><text:s/></text:span><text:span text:style-name="T7_106">mas</text:span><text:span text:style-name="T7_107"><text:s/></text:span><text:span text:style-name="T7_108">também</text:span><text:span text:style-name="T7_109"><text:s/></text:span><text:span text:style-name="T7_110">se</text:span><text:span text:style-name="T7_111"><text:s/></text:span><text:span text:style-name="T7_112">torna</text:span><text:span text:style-name="T7_113"><text:s/></text:span><text:span text:style-name="T7_114">algo</text:span><text:span text:style-name="T7_115"><text:s/></text:span><text:span text:style-name="T7_116">mais</text:span><text:span text:style-name="T7_117"><text:s/></text:span><text:span text:style-name="T7_118">fácil</text:span><text:span text:style-name="T7_119"><text:s/></text:span><text:span text:style-name="T7_120">de</text:span><text:span text:style-name="T7_121"><text:s/></text:span><text:span text:style-name="T7_122">ser</text:span><text:span text:style-name="T7_123"><text:s/></text:span><text:span text:style-name="T7_124">resolvido</text:span><text:span text:style-name="T7_125"><text:s/></text:span><text:span text:style-name="T7_126">de</text:span><text:span text:style-name="T7_127"><text:s/></text:span><text:span text:style-name="T7_128">forma</text:span><text:span text:style-name="T7_129"><text:s/></text:span><text:span text:style-name="T7_130">coerente</text:span><text:span text:style-name="T7_131"><text:s/></text:span><text:span text:style-name="T7_132">e</text:span><text:span text:style-name="T7_133"><text:s/></text:span><text:span text:style-name="T7_134">rápida</text:span></text:p>
      <text:p text:style-name="P8"><text:span text:style-name="T8_1">O</text:span><text:span text:style-name="T8_2"><text:s/></text:span><text:span text:style-name="T8_3">desenvolvimento</text:span><text:span text:style-name="T8_4"><text:s/></text:span><text:span text:style-name="T8_5">ágil</text:span><text:span text:style-name="T8_6"><text:s/></text:span><text:span text:style-name="T8_7">de</text:span><text:span text:style-name="T8_8"><text:s/></text:span><text:span text:style-name="T8_9">software</text:span><text:span text:style-name="T8_10"><text:s/></text:span><text:span text:style-name="T8_11">é</text:span><text:span text:style-name="T8_12"><text:s/></text:span><text:span text:style-name="T8_13">a</text:span><text:span text:style-name="T8_14"><text:s/></text:span><text:span text:style-name="T8_15">metodologia</text:span><text:span text:style-name="T8_16"><text:s/></text:span><text:span text:style-name="T8_17">de</text:span><text:span text:style-name="T8_18"><text:s/></text:span><text:span text:style-name="T8_19">desenvolvimento</text:span><text:span text:style-name="T8_20"><text:s/></text:span><text:span text:style-name="T8_21">a</text:span><text:span text:style-name="T8_22"><text:s/></text:span><text:span text:style-name="T8_23">ser</text:span><text:span text:style-name="T8_24"><text:s/></text:span><text:span text:style-name="T8_25">escolhida</text:span><text:span text:style-name="T8_26"><text:s/></text:span><text:span text:style-name="T8_27">nesse</text:span><text:span text:style-name="T8_28"><text:s/></text:span><text:span text:style-name="T8_29">caso</text:span><text:span text:style-name="T8_30">,<text:s/></text:span><text:span text:style-name="T8_31">o</text:span><text:span text:style-name="T8_32"><text:s/></text:span><text:span text:style-name="T8_33">desenvolvimento</text:span><text:span text:style-name="T8_34"><text:s/></text:span><text:span text:style-name="T8_35">ágil</text:span><text:span text:style-name="T8_36"><text:s/></text:span><text:span text:style-name="T8_37">segue</text:span><text:span text:style-name="T8_38"><text:s/></text:span><text:span text:style-name="T8_39">uma</text:span><text:span text:style-name="T8_40"><text:s/></text:span><text:span text:style-name="T8_41">serie</text:span><text:span text:style-name="T8_42"><text:s/></text:span><text:span text:style-name="T8_43">de</text:span><text:span text:style-name="T8_44"><text:s/></text:span><text:span text:style-name="T8_45">princípios</text:span><text:span text:style-name="T8_46"><text:s/></text:span><text:span text:style-name="T8_47">fundamentais</text:span><text:span text:style-name="T8_48">.</text:span><text:span text:style-name="T8_49"><text:note text:note-class="footnote"><text:note-citation/><text:note-body><text:p text:style-name="P9"><text:span text:style-name="T9_1"><text:s/></text:span><text:span text:style-name="T9_2">"</text:span><text:span text:style-name="T9_3">Manifesto</text:span><text:span text:style-name="T9_4"><text:s/></text:span><text:span text:style-name="T9_5">for</text:span><text:span text:style-name="T9_6"><text:s/></text:span><text:span text:style-name="T9_7">Agile</text:span><text:span text:style-name="T9_8"><text:s/></text:span><text:span text:style-name="T9_9">Software</text:span><text:span text:style-name="T9_10"><text:s/></text:span><text:span text:style-name="T9_11">Development</text:span><text:span text:style-name="T9_12">."<text:s/>2003.<text:s/>24<text:s/></text:span><text:span text:style-name="T9_13">Jun</text:span><text:span text:style-name="T9_14">.<text:s/>2012<text:s/>&lt;</text:span><text:span text:style-name="T9_15"><text:a xlink:type="simple" xlink:href="http://agilemanifesto.org/"><text:span text:style-name="T9_16">http</text:span></text:a></text:span><text:span text:style-name="T9_17"><text:a xlink:type="simple" xlink:href="http://agilemanifesto.org/"><text:span text:style-name="T9_18">://</text:span></text:a></text:span><text:span text:style-name="T9_19"><text:a xlink:type="simple" xlink:href="http://agilemanifesto.org/"><text:span text:style-name="T9_20">agilemanifesto</text:span></text:a></text:span><text:span text:style-name="T9_21"><text:a xlink:type="simple" xlink:href="http://agilemanifesto.org/"><text:span text:style-name="T9_22">.</text:span></text:a></text:span><text:span text:style-name="T9_23"><text:a xlink:type="simple" xlink:href="http://agilemanifesto.org/"><text:span text:style-name="T9_24">org</text:span></text:a></text:span><text:span text:style-name="T9_25"><text:a xlink:type="simple" xlink:href="http://agilemanifesto.org/"><text:span text:style-name="T9_26">/</text:span></text:a></text:span><text:span text:style-name="T9_27">&gt;</text:span></text:p></text:note-body></text:note></text:span></text:p>
      <text:list text:style-name="LS1" xml:id="list0">
        <text:list-item>
          <text:p text:style-name="P10"><text:span text:style-name="T10_1">Indivíduos</text:span><text:span text:style-name="T10_2"><text:s/></text:span><text:span text:style-name="T10_3">e</text:span><text:span text:style-name="T10_4"><text:s/></text:span><text:span text:style-name="T10_5">interação</text:span><text:span text:style-name="T10_6"><text:s/></text:span><text:span text:style-name="T10_7">entre</text:span><text:span text:style-name="T10_8"><text:s/></text:span><text:span text:style-name="T10_9">eles</text:span><text:span text:style-name="T10_10"><text:s/></text:span><text:span text:style-name="T10_11">mais</text:span><text:span text:style-name="T10_12"><text:s/></text:span><text:span text:style-name="T10_13">que</text:span><text:span text:style-name="T10_14"><text:s/></text:span><text:span text:style-name="T10_15">processos</text:span><text:span text:style-name="T10_16"><text:s/></text:span><text:span text:style-name="T10_17">e</text:span><text:span text:style-name="T10_18"><text:s/></text:span><text:span text:style-name="T10_19">ferramentas</text:span><text:span text:style-name="T10_20">;</text:span></text:p>
        </text:list-item>
        <text:list-item>
          <text:p text:style-name="P11"><text:span text:style-name="T11_1">Software</text:span><text:span text:style-name="T11_2"><text:s/></text:span><text:span text:style-name="T11_3">em</text:span><text:span text:style-name="T11_4"><text:s/></text:span><text:span text:style-name="T11_5">funcionamento</text:span><text:span text:style-name="T11_6"><text:s/></text:span><text:span text:style-name="T11_7">mais</text:span><text:span text:style-name="T11_8"><text:s/></text:span><text:span text:style-name="T11_9">que</text:span><text:span text:style-name="T11_10"><text:s/></text:span><text:span text:style-name="T11_11">documentação</text:span><text:span text:style-name="T11_12"><text:s/></text:span><text:span text:style-name="T11_13">abrangente</text:span><text:span text:style-name="T11_14">;</text:span></text:p>
        </text:list-item>
        <text:list-item>
          <text:p text:style-name="P12"><text:span text:style-name="T12_1">Colaboração</text:span><text:span text:style-name="T12_2"><text:s/></text:span><text:span text:style-name="T12_3">com</text:span><text:span text:style-name="T12_4"><text:s/></text:span><text:span text:style-name="T12_5">o</text:span><text:span text:style-name="T12_6"><text:s/></text:span><text:span text:style-name="T12_7">cliente</text:span><text:span text:style-name="T12_8"><text:s/></text:span><text:span text:style-name="T12_9">mais</text:span><text:span text:style-name="T12_10"><text:s/></text:span><text:span text:style-name="T12_11">que</text:span><text:span text:style-name="T12_12"><text:s/></text:span><text:span text:style-name="T12_13">negociação</text:span><text:span text:style-name="T12_14"><text:s/></text:span><text:span text:style-name="T12_15">de</text:span><text:span text:style-name="T12_16"><text:s/></text:span><text:span text:style-name="T12_17">contratos</text:span><text:span text:style-name="T12_18">;</text:span></text:p>
        </text:list-item>
        <text:list-item>
          <text:p text:style-name="P13"><text:span text:style-name="T13_1">Responder</text:span><text:span text:style-name="T13_2"><text:s/></text:span><text:span text:style-name="T13_3">a</text:span><text:span text:style-name="T13_4"><text:s/></text:span><text:span text:style-name="T13_5">mudanças</text:span><text:span text:style-name="T13_6"><text:s/></text:span><text:span text:style-name="T13_7">mais</text:span><text:span text:style-name="T13_8"><text:s/></text:span><text:span text:style-name="T13_9">que</text:span><text:span text:style-name="T13_10"><text:s/></text:span><text:span text:style-name="T13_11">seguir</text:span><text:span text:style-name="T13_12"><text:s/></text:span><text:span text:style-name="T13_13">um</text:span><text:span text:style-name="T13_14"><text:s/></text:span><text:span text:style-name="T13_15">plano</text:span><text:span text:style-name="T13_16">.</text:span></text:p>
        </text:list-item>
      </text:list>
      <text:p text:style-name="P14"/>
      <text:p text:style-name="P15"><text:span text:style-name="T15_1">Desenvolver</text:span><text:span text:style-name="T15_2"><text:s/></text:span><text:span text:style-name="T15_3">software</text:span><text:span text:style-name="T15_4"><text:s/></text:span><text:span text:style-name="T15_5">pode</text:span><text:span text:style-name="T15_6"><text:s/></text:span><text:span text:style-name="T15_7">ser</text:span><text:span text:style-name="T15_8"><text:s/></text:span><text:span text:style-name="T15_9">comumente</text:span><text:span text:style-name="T15_10"><text:s/></text:span><text:span text:style-name="T15_11">comparado</text:span><text:span text:style-name="T15_12"><text:s/></text:span><text:span text:style-name="T15_13">com</text:span><text:span text:style-name="T15_14"><text:s/></text:span><text:span text:style-name="T15_15">a</text:span><text:span text:style-name="T15_16"><text:s/></text:span><text:span text:style-name="T15_17">confecção</text:span><text:span text:style-name="T15_18"><text:s/></text:span><text:span text:style-name="T15_19">de</text:span><text:span text:style-name="T15_20"><text:s/></text:span><text:span text:style-name="T15_21">um</text:span><text:span text:style-name="T15_22"><text:s/></text:span><text:span text:style-name="T15_23">trabalho</text:span><text:span text:style-name="T15_24"><text:s/></text:span><text:span text:style-name="T15_25">de</text:span><text:span text:style-name="T15_26"><text:s/></text:span><text:span text:style-name="T15_27">arte</text:span><text:span text:style-name="T15_28"><text:s/></text:span><text:span text:style-name="T15_29">pois</text:span><text:span text:style-name="T15_30"><text:s/></text:span><text:span text:style-name="T15_31">este</text:span><text:span text:style-name="T15_32"><text:s/></text:span><text:span text:style-name="T15_33">requer</text:span><text:span text:style-name="T15_34"><text:s/></text:span><text:span text:style-name="T15_35">criatividade</text:span><text:span text:style-name="T15_36"><text:s/></text:span><text:span text:style-name="T15_37">em</text:span><text:span text:style-name="T15_38"><text:s/></text:span><text:span text:style-name="T15_39">seu</text:span><text:span text:style-name="T15_40"><text:s/></text:span><text:span text:style-name="T15_41">projeto</text:span><text:span text:style-name="T15_42"><text:s/></text:span><text:span text:style-name="T15_43">e</text:span><text:span text:style-name="T15_44"><text:s/></text:span><text:span text:style-name="T15_45">grande</text:span><text:span text:style-name="T15_46"><text:s/></text:span><text:span text:style-name="T15_47">habilidade</text:span><text:span text:style-name="T15_48"><text:s/></text:span><text:span text:style-name="T15_49">para</text:span><text:span text:style-name="T15_50"><text:s/></text:span><text:span text:style-name="T15_51">atingir</text:span><text:span text:style-name="T15_52"><text:s/></text:span><text:span text:style-name="T15_53">a</text:span><text:span text:style-name="T15_54"><text:s/></text:span><text:span text:style-name="T15_55">sua</text:span><text:span text:style-name="T15_56"><text:s/></text:span><text:span text:style-name="T15_57">compleição</text:span><text:span text:style-name="T15_58">.<text:s/></text:span><text:span text:style-name="T15_59">O</text:span><text:span text:style-name="T15_60"><text:s/></text:span><text:span text:style-name="T15_61">software</text:span><text:span text:style-name="T15_62"><text:s/></text:span><text:span text:style-name="T15_63">é</text:span><text:span text:style-name="T15_64"><text:s/></text:span><text:span text:style-name="T15_65">frequentemente</text:span><text:span text:style-name="T15_66"><text:s/></text:span><text:span text:style-name="T15_67">maleavel</text:span><text:span text:style-name="T15_68"><text:s/></text:span><text:span text:style-name="T15_69">porem</text:span><text:span text:style-name="T15_70"><text:s/></text:span><text:span text:style-name="T15_71">incoerente</text:span><text:span text:style-name="T15_72"><text:s/></text:span><text:span text:style-name="T15_73">e</text:span><text:span text:style-name="T15_74"><text:s/></text:span><text:span text:style-name="T15_75">se</text:span><text:span text:style-name="T15_76"><text:s/></text:span><text:span text:style-name="T15_77">mantém</text:span><text:span text:style-name="T15_78"><text:s/></text:span><text:span text:style-name="T15_79">incompleto</text:span><text:span text:style-name="T15_80"><text:s/></text:span><text:span text:style-name="T15_81">permanentemente</text:span><text:span text:style-name="T15_82">.<text:s/></text:span><text:span text:style-name="T15_83">O</text:span><text:span text:style-name="T15_84"><text:s/></text:span><text:span text:style-name="T15_85">desenvolvimento</text:span><text:span text:style-name="T15_86"><text:s/></text:span><text:span text:style-name="T15_87">ágil</text:span><text:span text:style-name="T15_88"><text:s/></text:span><text:span text:style-name="T15_89">de</text:span><text:span text:style-name="T15_90"><text:s/></text:span><text:span text:style-name="T15_91">software</text:span><text:span text:style-name="T15_92"><text:s/></text:span><text:span text:style-name="T15_93">é</text:span><text:span text:style-name="T15_94"><text:s/></text:span><text:span text:style-name="T15_95">baseado</text:span><text:span text:style-name="T15_96"><text:s/></text:span><text:span text:style-name="T15_97">em</text:span><text:span text:style-name="T15_98"><text:s/></text:span><text:span text:style-name="T15_99">mudanças</text:span><text:span text:style-name="T15_100"><text:s/></text:span><text:span text:style-name="T15_101">fundamentais</text:span><text:span text:style-name="T15_102"><text:s/></text:span><text:span text:style-name="T15_103">no</text:span><text:span text:style-name="T15_104"><text:s/></text:span><text:span text:style-name="T15_105">processo</text:span><text:span text:style-name="T15_106"><text:s/></text:span><text:span text:style-name="T15_107">desenvolvimento</text:span><text:span text:style-name="T15_108"><text:s/></text:span><text:span text:style-name="T15_109">de</text:span><text:span text:style-name="T15_110"><text:s/></text:span><text:span text:style-name="T15_111">software</text:span><text:span text:style-name="T15_112"><text:s/></text:span><text:span text:style-name="T15_113">visionadas</text:span><text:span text:style-name="T15_114"><text:s/></text:span><text:span text:style-name="T15_115">a</text:span><text:span text:style-name="T15_116"><text:s/></text:span><text:span text:style-name="T15_117">muito</text:span><text:span text:style-name="T15_118">.</text:span></text:p>
      <text:p text:style-name="P16"><text:span text:style-name="T16_1">Desenvolvimento</text:span><text:span text:style-name="T16_2"><text:s/></text:span><text:span text:style-name="T16_3">ágil</text:span><text:span text:style-name="T16_4"><text:s/></text:span><text:span text:style-name="T16_5">significa</text:span><text:span text:style-name="T16_6"><text:s/></text:span><text:span text:style-name="T16_7">uma</text:span><text:span text:style-name="T16_8"><text:s/></text:span><text:span text:style-name="T16_9">mudança</text:span><text:span text:style-name="T16_10"><text:s/></text:span><text:span text:style-name="T16_11">fundamental</text:span><text:span text:style-name="T16_12"><text:s/></text:span><text:span text:style-name="T16_13">em</text:span><text:span text:style-name="T16_14"><text:s/></text:span><text:span text:style-name="T16_15">como</text:span><text:span text:style-name="T16_16"><text:s/></text:span><text:span text:style-name="T16_17">gerenciamos</text:span><text:span text:style-name="T16_18"><text:s/></text:span><text:span text:style-name="T16_19">nossos</text:span><text:span text:style-name="T16_20"><text:s/></text:span><text:span text:style-name="T16_21">projetos</text:span><text:span text:style-name="T16_22">.<text:s/></text:span><text:span text:style-name="T16_23">Pois</text:span><text:span text:style-name="T16_24"><text:s/></text:span><text:span text:style-name="T16_25">se</text:span><text:span text:style-name="T16_26"><text:s/></text:span><text:span text:style-name="T16_27">um</text:span><text:span text:style-name="T16_28"><text:s/></text:span><text:span text:style-name="T16_29">software</text:span><text:span text:style-name="T16_30"><text:s/></text:span><text:span text:style-name="T16_31">totalmente</text:span><text:span text:style-name="T16_32"><text:s/></text:span><text:span text:style-name="T16_33">funcional</text:span><text:span text:style-name="T16_34"><text:s/></text:span><text:span text:style-name="T16_35">é</text:span><text:span text:style-name="T16_36"><text:s/></text:span><text:span text:style-name="T16_37">o</text:span><text:span text:style-name="T16_38"><text:s/></text:span><text:span text:style-name="T16_39">resultado</text:span><text:span text:style-name="T16_40"><text:s/></text:span><text:span text:style-name="T16_41">em</text:span><text:span text:style-name="T16_42"><text:s/></text:span><text:span text:style-name="T16_43">busca</text:span><text:span text:style-name="T16_44"><text:s/></text:span><text:span text:style-name="T16_45">de</text:span><text:span text:style-name="T16_46"><text:s/></text:span><text:span text:style-name="T16_47">qual</text:span><text:span text:style-name="T16_48"><text:s/></text:span><text:span text:style-name="T16_49">trabalhamos</text:span><text:span text:style-name="T16_50">,<text:s/></text:span><text:span text:style-name="T16_51">então</text:span><text:span text:style-name="T16_52"><text:s/></text:span><text:span text:style-name="T16_53">então</text:span><text:span text:style-name="T16_54"><text:s/></text:span><text:span text:style-name="T16_55">devemos</text:span><text:span text:style-name="T16_56"><text:s/></text:span><text:span text:style-name="T16_57">monitorar</text:span><text:span text:style-name="T16_58"><text:s/></text:span><text:span text:style-name="T16_59">nosso</text:span><text:span text:style-name="T16_60"><text:s/></text:span><text:span text:style-name="T16_61">progresso</text:span><text:span text:style-name="T16_62"><text:s/></text:span><text:span text:style-name="T16_63">baseado</text:span><text:span text:style-name="T16_64"><text:s/></text:span><text:span text:style-name="T16_65">em</text:span><text:span text:style-name="T16_66"><text:s/></text:span><text:span text:style-name="T16_67">que</text:span><text:span text:style-name="T16_68"><text:s/></text:span><text:span text:style-name="T16_69">temos</text:span><text:span text:style-name="T16_70"><text:s/></text:span><text:span text:style-name="T16_71">pronto</text:span><text:span text:style-name="T16_72"><text:s/></text:span><text:span text:style-name="T16_73">e</text:span><text:span text:style-name="T16_74"><text:s/></text:span><text:span text:style-name="T16_75">funcional</text:span><text:span text:style-name="T16_76"><text:s/></text:span><text:span text:style-name="T16_77">no</text:span><text:span text:style-name="T16_78"><text:s/></text:span><text:span text:style-name="T16_79">momento</text:span><text:span text:style-name="T16_80">.</text:span></text:p>
      <text:p text:style-name="P17"><text:span text:style-name="T17_1">No</text:span><text:span text:style-name="T17_2"><text:s/></text:span><text:span text:style-name="T17_3">desenvolvimento</text:span><text:span text:style-name="T17_4"><text:s/></text:span><text:span text:style-name="T17_5">de</text:span><text:span text:style-name="T17_6"><text:s/></text:span><text:span text:style-name="T17_7">software</text:span><text:span text:style-name="T17_8"><text:s/></text:span><text:span text:style-name="T17_9">ágil</text:span><text:span text:style-name="T17_10"><text:s/></text:span><text:span text:style-name="T17_11">nos</text:span><text:span text:style-name="T17_12"><text:s/></text:span><text:span text:style-name="T17_13">mudamos</text:span><text:span text:style-name="T17_14"><text:s/></text:span><text:span text:style-name="T17_15">nosso</text:span><text:span text:style-name="T17_16"><text:s/></text:span><text:span text:style-name="T17_17">processo</text:span><text:span text:style-name="T17_18"><text:s/></text:span><text:span text:style-name="T17_19">de</text:span><text:span text:style-name="T17_20"><text:s/></text:span><text:span text:style-name="T17_21">gerenciamento</text:span><text:span text:style-name="T17_22"><text:s/></text:span><text:span text:style-name="T17_23">do</text:span><text:span text:style-name="T17_24"><text:s/></text:span><text:span text:style-name="T17_25">projeto</text:span><text:span text:style-name="T17_26"><text:s/></text:span><text:span text:style-name="T17_27">para</text:span><text:span text:style-name="T17_28"><text:s/></text:span><text:span text:style-name="T17_29">um</text:span><text:span text:style-name="T17_30"><text:s/></text:span><text:span text:style-name="T17_31">no</text:span><text:span text:style-name="T17_32"><text:s/></text:span><text:span text:style-name="T17_33">qual</text:span><text:span text:style-name="T17_34"><text:s/></text:span><text:span text:style-name="T17_35">onde</text:span><text:span text:style-name="T17_36"><text:s/></text:span><text:span text:style-name="T17_37">obtemos</text:span><text:span text:style-name="T17_38"><text:s/></text:span><text:span text:style-name="T17_39">software</text:span><text:span text:style-name="T17_40"><text:s/></text:span><text:span text:style-name="T17_41">funcional</text:span><text:span text:style-name="T17_42"><text:s/></text:span><text:span text:style-name="T17_43">feito</text:span><text:span text:style-name="T17_44"><text:s/></text:span><text:span text:style-name="T17_45">um</text:span><text:span text:style-name="T17_46"><text:s/></text:span><text:span text:style-name="T17_47">pouco</text:span><text:span text:style-name="T17_48"><text:s/></text:span><text:span text:style-name="T17_49">de</text:span><text:span text:style-name="T17_50"><text:s/></text:span><text:span text:style-name="T17_51">cada</text:span><text:span text:style-name="T17_52"><text:s/></text:span><text:span text:style-name="T17_53">vez</text:span><text:span text:style-name="T17_54">.<text:tab/></text:span><text:span text:style-name="T17_55">Desenvolvimento</text:span><text:span text:style-name="T17_56"><text:s/></text:span><text:span text:style-name="T17_57">ágil</text:span><text:span text:style-name="T17_58"><text:s/></text:span><text:span text:style-name="T17_59">derruba</text:span><text:span text:style-name="T17_60"><text:s/></text:span><text:span text:style-name="T17_61">diversos</text:span><text:span text:style-name="T17_62"><text:s/></text:span><text:span text:style-name="T17_63">paradigmas</text:span><text:span text:style-name="T17_64"><text:s/></text:span><text:span text:style-name="T17_65">comparado</text:span><text:span text:style-name="T17_66"><text:s/></text:span><text:span text:style-name="T17_67">com</text:span><text:span text:style-name="T17_68"><text:s/></text:span><text:span text:style-name="T17_69">o</text:span><text:span text:style-name="T17_70"><text:s/></text:span><text:span text:style-name="T17_71">modo</text:span><text:span text:style-name="T17_72"><text:s/></text:span><text:span text:style-name="T17_73">de</text:span><text:span text:style-name="T17_74"><text:s/></text:span><text:span text:style-name="T17_75">desenvolvimento</text:span><text:span text:style-name="T17_76"><text:s/></text:span><text:span text:style-name="T17_77">que</text:span><text:span text:style-name="T17_78"><text:s/></text:span><text:span text:style-name="T17_79">era</text:span><text:span text:style-name="T17_80"><text:s/></text:span><text:span text:style-name="T17_81">utilizado</text:span><text:span text:style-name="T17_82"><text:s/></text:span><text:span text:style-name="T17_83">até</text:span><text:span text:style-name="T17_84"><text:s/></text:span><text:span text:style-name="T17_85">então</text:span><text:span text:style-name="T17_86">,<text:s/></text:span><text:span text:style-name="T17_87">seguindo</text:span><text:span text:style-name="T17_88"><text:s/></text:span><text:span text:style-name="T17_89">seus</text:span><text:span text:style-name="T17_90"><text:s/></text:span><text:span text:style-name="T17_91">princípios</text:span><text:span text:style-name="T17_92"><text:s/></text:span><text:span text:style-name="T17_93">fundamentais</text:span><text:span text:style-name="T17_94">.<text:s text:c="2"/></text:span></text:p>
      <text:p text:style-name="P18"><text:span text:style-name="T18_1">É</text:span><text:span text:style-name="T18_2"><text:s/></text:span><text:span text:style-name="T18_3">necessário</text:span><text:span text:style-name="T18_4"><text:s/></text:span><text:span text:style-name="T18_5">e</text:span><text:span text:style-name="T18_6"><text:s/></text:span><text:span text:style-name="T18_7">essencial</text:span><text:span text:style-name="T18_8"><text:s/></text:span><text:span text:style-name="T18_9">nos</text:span><text:span text:style-name="T18_10"><text:s/></text:span><text:span text:style-name="T18_11">dias</text:span><text:span text:style-name="T18_12"><text:s/></text:span><text:span text:style-name="T18_13">de</text:span><text:span text:style-name="T18_14"><text:s/></text:span><text:span text:style-name="T18_15">hoje</text:span><text:span text:style-name="T18_16"><text:s/></text:span><text:span text:style-name="T18_17">utilizar</text:span><text:span text:style-name="T18_18"><text:s/></text:span><text:span text:style-name="T18_19">o</text:span><text:span text:style-name="T18_20"><text:s/></text:span><text:span text:style-name="T18_21">desenvolvimento</text:span><text:span text:style-name="T18_22"><text:s/></text:span><text:span text:style-name="T18_23">ágil</text:span><text:span text:style-name="T18_24"><text:s/></text:span><text:span text:style-name="T18_25">de</text:span><text:span text:style-name="T18_26"><text:s/></text:span><text:span text:style-name="T18_27">software</text:span><text:span text:style-name="T18_28">,<text:s/></text:span><text:span text:style-name="T18_29">pois</text:span><text:span text:style-name="T18_30"><text:s/></text:span><text:span text:style-name="T18_31">este</text:span><text:span text:style-name="T18_32"><text:s/></text:span><text:span text:style-name="T18_33">traz</text:span><text:span text:style-name="T18_34"><text:s/></text:span><text:span text:style-name="T18_35">mudanças</text:span><text:span text:style-name="T18_36"><text:s/></text:span><text:span text:style-name="T18_37">na</text:span><text:span text:style-name="T18_38"><text:s/></text:span><text:span text:style-name="T18_39">forma</text:span><text:span text:style-name="T18_40"><text:s/></text:span><text:span text:style-name="T18_41">como</text:span><text:span text:style-name="T18_42"><text:s/></text:span><text:span text:style-name="T18_43">o</text:span><text:span text:style-name="T18_44"><text:s/></text:span><text:span text:style-name="T18_45">software</text:span><text:span text:style-name="T18_46"><text:s/></text:span><text:span text:style-name="T18_47">é</text:span><text:span text:style-name="T18_48"><text:s/></text:span><text:span text:style-name="T18_49">desenvolvido</text:span><text:span text:style-name="T18_50"><text:s/></text:span><text:span text:style-name="T18_51">mudando</text:span><text:span text:style-name="T18_52"><text:s/></text:span><text:span text:style-name="T18_53">paradigmas</text:span><text:span text:style-name="T18_54"><text:s/></text:span><text:span text:style-name="T18_55">do</text:span><text:span text:style-name="T18_56"><text:s/></text:span><text:span text:style-name="T18_57">processo</text:span><text:span text:style-name="T18_58"><text:s/></text:span><text:span text:style-name="T18_59">de</text:span><text:span text:style-name="T18_60"><text:s/></text:span><text:span text:style-name="T18_61">desenvolvimento</text:span><text:span text:style-name="T18_62"><text:s/></text:span><text:span text:style-name="T18_63">que</text:span><text:span text:style-name="T18_64"><text:s/></text:span><text:span text:style-name="T18_65">vem</text:span><text:span text:style-name="T18_66"><text:s/></text:span><text:span text:style-name="T18_67">nos</text:span><text:span text:style-name="T18_68"><text:s/></text:span><text:span text:style-name="T18_69">acompanhado</text:span><text:span text:style-name="T18_70"><text:s/></text:span><text:span text:style-name="T18_71">por</text:span><text:span text:style-name="T18_72"><text:s/></text:span><text:span text:style-name="T18_73">décadas</text:span><text:span text:style-name="T18_74">,<text:s/></text:span><text:span text:style-name="T18_75">onde</text:span><text:span text:style-name="T18_76"><text:s/></text:span><text:span text:style-name="T18_77">o</text:span><text:span text:style-name="T18_78"><text:s/></text:span><text:span text:style-name="T18_79">desenvolvimento</text:span><text:span text:style-name="T18_80"><text:s/></text:span><text:span text:style-name="T18_81">tradicional</text:span><text:span text:style-name="T18_82"><text:s/></text:span><text:span text:style-name="T18_83">tem</text:span><text:span text:style-name="T18_84"><text:s/></text:span><text:span text:style-name="T18_85">fases</text:span><text:span text:style-name="T18_86"><text:s/></text:span><text:span text:style-name="T18_87">e</text:span><text:span text:style-name="T18_88"><text:s/></text:span><text:span text:style-name="T18_89">e</text:span><text:span text:style-name="T18_90"><text:s/></text:span><text:span text:style-name="T18_91">checkpoints</text:span><text:span text:style-name="T18_92"><text:s/></text:span><text:span text:style-name="T18_93">bem</text:span><text:span text:style-name="T18_94"><text:s/></text:span><text:span text:style-name="T18_95">definidos</text:span><text:span text:style-name="T18_96"><text:s/></text:span><text:span text:style-name="T18_97">durante</text:span><text:span text:style-name="T18_98"><text:s/></text:span><text:span text:style-name="T18_99">seu</text:span><text:span text:style-name="T18_100"><text:s/></text:span><text:span text:style-name="T18_101">processo</text:span><text:span text:style-name="T18_102"><text:s/></text:span><text:span text:style-name="T18_103">de</text:span><text:span text:style-name="T18_104"><text:s/></text:span><text:span text:style-name="T18_105">desenvolvimento</text:span><text:span text:style-name="T18_106"><text:s/></text:span><text:span text:style-name="T18_107">onde</text:span><text:span text:style-name="T18_108"><text:s/></text:span><text:span text:style-name="T18_109">no</text:span><text:span text:style-name="T18_110"><text:s/></text:span><text:span text:style-name="T18_111">final</text:span><text:span text:style-name="T18_112"><text:s/></text:span><text:span text:style-name="T18_113">de</text:span><text:span text:style-name="T18_114"><text:s/></text:span><text:span text:style-name="T18_115">cada</text:span><text:span text:style-name="T18_116"><text:s/></text:span><text:span text:style-name="T18_117">algum</text:span><text:span text:style-name="T18_118"><text:s/></text:span><text:span text:style-name="T18_119">objetivo</text:span><text:span text:style-name="T18_120"><text:s/></text:span><text:span text:style-name="T18_121">é</text:span><text:span text:style-name="T18_122"><text:s/></text:span><text:span text:style-name="T18_123">cumprido</text:span><text:span text:style-name="T18_124"><text:s/></text:span><text:span text:style-name="T18_125">e</text:span><text:span text:style-name="T18_126"><text:s/></text:span><text:span text:style-name="T18_127">algo</text:span><text:span text:style-name="T18_128"><text:s/></text:span><text:span text:style-name="T18_129">é</text:span><text:span text:style-name="T18_130"><text:s/></text:span><text:span text:style-name="T18_131">entregue</text:span><text:span text:style-name="T18_132">.<text:s/></text:span></text:p>
      <text:p text:style-name="P19"><text:span text:style-name="T19_1">O</text:span><text:span text:style-name="T19_2"><text:s/></text:span><text:span text:style-name="T19_3">desenvolvimento</text:span><text:span text:style-name="T19_4"><text:s/></text:span><text:span text:style-name="T19_5">ágil</text:span><text:span text:style-name="T19_6"><text:s/></text:span><text:span text:style-name="T19_7">tem</text:span><text:span text:style-name="T19_8"><text:s/></text:span><text:span text:style-name="T19_9">iterações</text:span><text:span text:style-name="T19_10"><text:s/></text:span><text:span text:style-name="T19_11">ao</text:span><text:span text:style-name="T19_12"><text:s/></text:span><text:span text:style-name="T19_13">invés</text:span><text:span text:style-name="T19_14"><text:s/></text:span><text:span text:style-name="T19_15">de</text:span><text:span text:style-name="T19_16"><text:s/></text:span><text:span text:style-name="T19_17">fases</text:span><text:span text:style-name="T19_18"><text:s/></text:span><text:span text:style-name="T19_19">onde</text:span><text:span text:style-name="T19_20"><text:s/></text:span><text:span text:style-name="T19_21">final</text:span><text:span text:style-name="T19_22"><text:s/></text:span><text:span text:style-name="T19_23">de</text:span><text:span text:style-name="T19_24"><text:s/></text:span><text:span text:style-name="T19_25">cada</text:span><text:span text:style-name="T19_26"><text:s/></text:span><text:span text:style-name="T19_27">iteração</text:span><text:span text:style-name="T19_28"><text:s/></text:span><text:span text:style-name="T19_29">temos</text:span><text:span text:style-name="T19_30"><text:s/></text:span><text:span text:style-name="T19_31">código</text:span><text:span text:style-name="T19_32"><text:s/></text:span><text:span text:style-name="T19_33">funcional</text:span><text:span text:style-name="T19_34"><text:s/></text:span><text:span text:style-name="T19_35">que</text:span><text:span text:style-name="T19_36"><text:s/></text:span><text:span text:style-name="T19_37">pode</text:span><text:span text:style-name="T19_38"><text:s/></text:span><text:span text:style-name="T19_39">ser</text:span><text:span text:style-name="T19_40"><text:s/></text:span><text:span text:style-name="T19_41">usado</text:span><text:span text:style-name="T19_42"><text:s/></text:span><text:span text:style-name="T19_43">e</text:span><text:span text:style-name="T19_44"><text:s/></text:span><text:span text:style-name="T19_45">avaliado</text:span><text:span text:style-name="T19_46">,<text:s/></text:span><text:span text:style-name="T19_47">podendo</text:span><text:span text:style-name="T19_48"><text:s/></text:span><text:span text:style-name="T19_49">responder</text:span><text:span text:style-name="T19_50"><text:s/></text:span><text:span text:style-name="T19_51">aos</text:span><text:span text:style-name="T19_52"><text:s/></text:span><text:span text:style-name="T19_53">requisitos</text:span><text:span text:style-name="T19_54"><text:s/></text:span><text:span text:style-name="T19_55">do</text:span><text:span text:style-name="T19_56"><text:s/></text:span><text:span text:style-name="T19_57">usuário</text:span><text:span text:style-name="T19_58"><text:s/></text:span><text:span text:style-name="T19_59">que</text:span><text:span text:style-name="T19_60"><text:s/></text:span><text:span text:style-name="T19_61">estão</text:span><text:span text:style-name="T19_62"><text:s/></text:span><text:span text:style-name="T19_63">sempre</text:span><text:span text:style-name="T19_64"><text:s/></text:span><text:span text:style-name="T19_65">mudando</text:span><text:span text:style-name="T19_66"><text:s/></text:span><text:span text:style-name="T19_67">e</text:span><text:span text:style-name="T19_68"><text:s/></text:span><text:span text:style-name="T19_69">evoluindo</text:span><text:span text:style-name="T19_70">.</text:span></text:p>
      <text:p text:style-name="P20"><text:span text:style-name="T20_1">Em</text:span><text:span text:style-name="T20_2"><text:s/></text:span><text:span text:style-name="T20_3">um</text:span><text:span text:style-name="T20_4"><text:s/></text:span><text:span text:style-name="T20_5">projeto</text:span><text:span text:style-name="T20_6"><text:s/></text:span><text:span text:style-name="T20_7">como</text:span><text:span text:style-name="T20_8"><text:s/></text:span><text:span text:style-name="T20_9">o</text:span><text:span text:style-name="T20_10"><text:s/></text:span><text:span text:style-name="T20_11">doando</text:span><text:span text:style-name="T20_12">.</text:span><text:span text:style-name="T20_13">se</text:span><text:span text:style-name="T20_14"><text:s/></text:span><text:span text:style-name="T20_15">a</text:span><text:span text:style-name="T20_16"><text:s/></text:span><text:span text:style-name="T20_17">capacidade</text:span><text:span text:style-name="T20_18"><text:s/></text:span><text:span text:style-name="T20_19">de</text:span><text:span text:style-name="T20_20"><text:s/></text:span><text:span text:style-name="T20_21">efetuar</text:span><text:span text:style-name="T20_22"><text:s/></text:span><text:span text:style-name="T20_23">mudanças</text:span><text:span text:style-name="T20_24"><text:s/></text:span><text:span text:style-name="T20_25">drásticas</text:span><text:span text:style-name="T20_26"><text:s/></text:span><text:span text:style-name="T20_27">e</text:span><text:span text:style-name="T20_28"><text:s/></text:span><text:span text:style-name="T20_29">a</text:span><text:span text:style-name="T20_30"><text:s/></text:span><text:span text:style-name="T20_31">flexibilidade</text:span><text:span text:style-name="T20_32"><text:s/></text:span><text:span text:style-name="T20_33">do</text:span><text:span text:style-name="T20_34"><text:s/></text:span><text:span text:style-name="T20_35">software</text:span><text:span text:style-name="T20_36"><text:s/></text:span><text:span text:style-name="T20_37">desenvolvido</text:span><text:span text:style-name="T20_38">,<text:s/></text:span><text:span text:style-name="T20_39">podendo</text:span><text:span text:style-name="T20_40"><text:s/></text:span><text:span text:style-name="T20_41">se</text:span><text:span text:style-name="T20_42"><text:s/></text:span><text:span text:style-name="T20_43">adaptar</text:span><text:span text:style-name="T20_44"><text:s/></text:span><text:span text:style-name="T20_45">a</text:span><text:span text:style-name="T20_46"><text:s/></text:span><text:span text:style-name="T20_47">especificações</text:span><text:span text:style-name="T20_48"><text:s/></text:span><text:span text:style-name="T20_49">em</text:span><text:span text:style-name="T20_50"><text:s/></text:span><text:span text:style-name="T20_51">que</text:span><text:span text:style-name="T20_52"><text:s/></text:span><text:span text:style-name="T20_53">ate</text:span><text:span text:style-name="T20_54"><text:s/></text:span><text:span text:style-name="T20_55">mesmo</text:span><text:span text:style-name="T20_56"><text:s/></text:span><text:span text:style-name="T20_57">os</text:span><text:span text:style-name="T20_58"><text:s/></text:span><text:span text:style-name="T20_59">usuários</text:span><text:span text:style-name="T20_60"><text:s/></text:span><text:span text:style-name="T20_61">finais</text:span><text:span text:style-name="T20_62"><text:s/></text:span><text:span text:style-name="T20_63">deste</text:span><text:span text:style-name="T20_64"><text:s/></text:span><text:span text:style-name="T20_65">serviço</text:span><text:span text:style-name="T20_66"><text:s/></text:span><text:span text:style-name="T20_67">não</text:span><text:span text:style-name="T20_68"><text:s/></text:span><text:span text:style-name="T20_69">estão</text:span><text:span text:style-name="T20_70"><text:s/></text:span><text:span text:style-name="T20_71">certos</text:span><text:span text:style-name="T20_72"><text:s/></text:span><text:span text:style-name="T20_73">de</text:span><text:span text:style-name="T20_74"><text:s/></text:span><text:span text:style-name="T20_75">quais</text:span><text:span text:style-name="T20_76"><text:s/></text:span><text:span text:style-name="T20_77">serão</text:span><text:span text:style-name="T20_78"><text:s/></text:span><text:span text:style-name="T20_79">é</text:span><text:span text:style-name="T20_80"><text:s/></text:span><text:span text:style-name="T20_81">essencial</text:span><text:span text:style-name="T20_82">.</text:span></text:p>
      <text:p text:style-name="P21"><text:span text:style-name="T21_1">Para</text:span><text:span text:style-name="T21_2"><text:s/></text:span><text:span text:style-name="T21_3">o</text:span><text:span text:style-name="T21_4"><text:s/></text:span><text:span text:style-name="T21_5">seu</text:span><text:span text:style-name="T21_6"><text:s/></text:span><text:span text:style-name="T21_7">desenvolvimento</text:span><text:span text:style-name="T21_8"><text:s/></text:span><text:span text:style-name="T21_9">com</text:span><text:span text:style-name="T21_10"><text:s/></text:span><text:span text:style-name="T21_11">sucesso</text:span><text:span text:style-name="T21_12">,<text:s/></text:span><text:span text:style-name="T21_13">e</text:span><text:span text:style-name="T21_14"><text:s/></text:span><text:span text:style-name="T21_15">para</text:span><text:span text:style-name="T21_16"><text:s/></text:span><text:span text:style-name="T21_17">produzir</text:span><text:span text:style-name="T21_18"><text:s/></text:span><text:span text:style-name="T21_19">um</text:span><text:span text:style-name="T21_20"><text:s/></text:span><text:span text:style-name="T21_21">resultado</text:span><text:span text:style-name="T21_22"><text:s/></text:span><text:span text:style-name="T21_23">que</text:span><text:span text:style-name="T21_24"><text:s/></text:span><text:span text:style-name="T21_25">tenha</text:span><text:span text:style-name="T21_26"><text:s/></text:span><text:span text:style-name="T21_27">a</text:span><text:span text:style-name="T21_28"><text:s/></text:span><text:span text:style-name="T21_29">capacidade</text:span><text:span text:style-name="T21_30"><text:s/></text:span><text:span text:style-name="T21_31">de</text:span><text:span text:style-name="T21_32"><text:s/></text:span><text:span text:style-name="T21_33">tirar</text:span><text:span text:style-name="T21_34"><text:s/></text:span><text:span text:style-name="T21_35">parte</text:span><text:span text:style-name="T21_36"><text:s/></text:span><text:span text:style-name="T21_37">do</text:span><text:span text:style-name="T21_38"><text:s/></text:span><text:span text:style-name="T21_39">ineficiente</text:span><text:span text:style-name="T21_40"><text:s/></text:span><text:span text:style-name="T21_41">trabalho</text:span><text:span text:style-name="T21_42"><text:s/></text:span><text:span text:style-name="T21_43">burocrático</text:span><text:span text:style-name="T21_44"><text:s/></text:span><text:span text:style-name="T21_45">existente</text:span><text:span text:style-name="T21_46"><text:s/></text:span><text:span text:style-name="T21_47">nessas</text:span><text:span text:style-name="T21_48"><text:s/></text:span><text:span text:style-name="T21_49">instituições</text:span><text:span text:style-name="T21_50"><text:s/></text:span><text:span text:style-name="T21_51">de</text:span><text:span text:style-name="T21_52"><text:s/></text:span><text:span text:style-name="T21_53">saúde</text:span><text:span text:style-name="T21_54">,<text:s/></text:span><text:span text:style-name="T21_55">porem</text:span><text:span text:style-name="T21_56"><text:s/></text:span><text:span text:style-name="T21_57">mantendo</text:span><text:span text:style-name="T21_58"><text:s/></text:span><text:span text:style-name="T21_59">a</text:span><text:span text:style-name="T21_60"><text:s/></text:span><text:span text:style-name="T21_61">capacidade</text:span><text:span text:style-name="T21_62"><text:s/></text:span><text:span text:style-name="T21_63">para</text:span><text:span text:style-name="T21_64"><text:s/></text:span><text:span text:style-name="T21_65">a</text:span><text:span text:style-name="T21_66"><text:s/></text:span><text:span text:style-name="T21_67">inclusão</text:span><text:span text:style-name="T21_68"><text:s/></text:span><text:span text:style-name="T21_69">facilitada</text:span><text:span text:style-name="T21_70"><text:s/></text:span><text:span text:style-name="T21_71">de</text:span><text:span text:style-name="T21_72"><text:s/></text:span><text:span text:style-name="T21_73">modificações</text:span><text:span text:style-name="T21_74"><text:s/></text:span><text:span text:style-name="T21_75">futuras</text:span><text:span text:style-name="T21_76">,<text:s/></text:span><text:span text:style-name="T21_77">torna</text:span><text:span text:style-name="T21_78"><text:s/></text:span><text:span text:style-name="T21_79">o</text:span><text:span text:style-name="T21_80"><text:s/></text:span><text:span text:style-name="T21_81">desenvolvimento</text:span><text:span text:style-name="T21_82"><text:s/></text:span><text:span text:style-name="T21_83">ágil</text:span><text:span text:style-name="T21_84"><text:s/></text:span><text:span text:style-name="T21_85">de</text:span><text:span text:style-name="T21_86"><text:s/></text:span><text:span text:style-name="T21_87">software</text:span><text:span text:style-name="T21_88"><text:s/></text:span><text:span text:style-name="T21_89">a</text:span><text:span text:style-name="T21_90"><text:s/></text:span><text:span text:style-name="T21_91">metodologia</text:span><text:span text:style-name="T21_92"><text:s/></text:span><text:span text:style-name="T21_93">a</text:span><text:span text:style-name="T21_94"><text:s/></text:span><text:span text:style-name="T21_95">ser</text:span><text:span text:style-name="T21_96"><text:s/></text:span><text:span text:style-name="T21_97">escolhida</text:span><text:span text:style-name="T21_98"><text:s/></text:span><text:span text:style-name="T21_99">nesse</text:span><text:span text:style-name="T21_100"><text:s/></text:span><text:span text:style-name="T21_101">tipo</text:span><text:span text:style-name="T21_102"><text:s/></text:span><text:span text:style-name="T21_103">de</text:span><text:span text:style-name="T21_104"><text:s/></text:span><text:span text:style-name="T21_105">projeto</text:span><text:span text:style-name="T21_106">,<text:s/></text:span><text:span text:style-name="T21_107">ou</text:span><text:span text:style-name="T21_108"><text:s/></text:span><text:span text:style-name="T21_109">em</text:span><text:span text:style-name="T21_110"><text:s/></text:span><text:span text:style-name="T21_111">qualquer</text:span><text:span text:style-name="T21_112"><text:s/></text:span><text:span text:style-name="T21_113">outro</text:span><text:span text:style-name="T21_114"><text:s/></text:span><text:span text:style-name="T21_115">onde</text:span><text:span text:style-name="T21_116"><text:s/></text:span><text:span text:style-name="T21_117">software</text:span><text:span text:style-name="T21_118"><text:s/></text:span><text:span text:style-name="T21_119">funcional</text:span><text:span text:style-name="T21_120"><text:s/></text:span><text:span text:style-name="T21_121">e</text:span><text:span text:style-name="T21_122"><text:s/></text:span><text:span text:style-name="T21_123">satisfação</text:span><text:span text:style-name="T21_124"><text:s/></text:span><text:span text:style-name="T21_125">e</text:span><text:span text:style-name="T21_126"><text:s/></text:span><text:span text:style-name="T21_127">adequação</text:span><text:span text:style-name="T21_128"><text:s/></text:span><text:span text:style-name="T21_129">aos</text:span><text:span text:style-name="T21_130"><text:s/></text:span><text:span text:style-name="T21_131">requisitos</text:span><text:span text:style-name="T21_132"><text:s/></text:span><text:span text:style-name="T21_133">do</text:span><text:span text:style-name="T21_134"><text:s/></text:span><text:span text:style-name="T21_135">usuário</text:span><text:span text:style-name="T21_136"><text:s/></text:span><text:span text:style-name="T21_137">são</text:span><text:span text:style-name="T21_138"><text:s/></text:span><text:span text:style-name="T21_139">mais</text:span><text:span text:style-name="T21_140"><text:s/></text:span><text:span text:style-name="T21_141">importantes</text:span><text:span text:style-name="T21_142"><text:s/></text:span><text:span text:style-name="T21_143">do</text:span><text:span text:style-name="T21_144"><text:s/></text:span><text:span text:style-name="T21_145">que</text:span><text:span text:style-name="T21_146"><text:s/></text:span><text:span text:style-name="T21_147">a</text:span><text:span text:style-name="T21_148"><text:s/></text:span><text:span text:style-name="T21_149">extensiva</text:span><text:span text:style-name="T21_150"><text:s/></text:span><text:span text:style-name="T21_151">documentação</text:span><text:span text:style-name="T21_152"><text:s/></text:span><text:span text:style-name="T21_153">de</text:span><text:span text:style-name="T21_154"><text:s/></text:span><text:span text:style-name="T21_155">um</text:span><text:span text:style-name="T21_156"><text:s/></text:span><text:span text:style-name="T21_157">software</text:span><text:span text:style-name="T21_158"><text:s/></text:span><text:span text:style-name="T21_159">imutável</text:span><text:span text:style-name="T21_160"><text:s/></text:span><text:span text:style-name="T21_161">e</text:span><text:span text:style-name="T21_162"><text:s/></text:span><text:span text:style-name="T21_163">insatisfatório</text:span><text:span text:style-name="T21_164">.</text:span></text:p>
      <text:p text:style-name="P22"/>
      <text:p text:style-name="P23"/>
      <text:p text:style-name="P24"/>
      <text:p text:style-name="P25"/>
      <text:p text:style-name="P26"><text:span text:style-name="T26_1">Introdução</text:span><text:span text:style-name="T26_2">:<text:s/></text:span><text:span text:style-name="T26_3">Fale</text:span><text:span text:style-name="T26_4"><text:s/></text:span><text:span text:style-name="T26_5">sobre</text:span><text:span text:style-name="T26_6"><text:s/></text:span><text:span text:style-name="T26_7">a</text:span><text:span text:style-name="T26_8"><text:s/></text:span><text:span text:style-name="T26_9">necessidade</text:span><text:span text:style-name="T26_10"><text:s/></text:span><text:span text:style-name="T26_11">de</text:span><text:span text:style-name="T26_12"><text:s/></text:span><text:span text:style-name="T26_13">desenvolver</text:span><text:span text:style-name="T26_14"><text:s/></text:span><text:span text:style-name="T26_15">com</text:span><text:span text:style-name="T26_16"><text:s/></text:span><text:span text:style-name="T26_17">rapidez</text:span></text:p>
      <text:p text:style-name="P27"><text:span text:style-name="T27_1">Objetivo</text:span><text:span text:style-name="T27_2">:<text:s/></text:span><text:span text:style-name="T27_3">Não</text:span><text:span text:style-name="T27_4"><text:s/></text:span><text:span text:style-name="T27_5">é</text:span><text:span text:style-name="T27_6"><text:s/></text:span><text:span text:style-name="T27_7">só</text:span><text:span text:style-name="T27_8"><text:s/></text:span><text:span text:style-name="T27_9">isso</text:span><text:span text:style-name="T27_10">,<text:s/></text:span><text:span text:style-name="T27_11">a</text:span><text:span text:style-name="T27_12"><text:s/></text:span><text:span text:style-name="T27_13">ideia</text:span><text:span text:style-name="T27_14"><text:s/></text:span><text:span text:style-name="T27_15">central</text:span><text:span text:style-name="T27_16"><text:s/></text:span><text:span text:style-name="T27_17">é</text:span><text:span text:style-name="T27_18"><text:s/></text:span><text:span text:style-name="T27_19">o</text:span><text:span text:style-name="T27_20"><text:s/></text:span><text:span text:style-name="T27_21">desenvolvimento</text:span><text:span text:style-name="T27_22"><text:s/></text:span><text:span text:style-name="T27_23">ágil</text:span><text:span text:style-name="T27_24">.</text:span></text:p>
      <text:p text:style-name="P28"><text:span text:style-name="T28_1">Justificativa</text:span><text:span text:style-name="T28_2">:<text:s/></text:span><text:span text:style-name="T28_3">E</text:span><text:span text:style-name="T28_4"><text:s/></text:span><text:span text:style-name="T28_5">o</text:span><text:span text:style-name="T28_6"><text:s/></text:span><text:span text:style-name="T28_7">desenvolvimento</text:span><text:span text:style-name="T28_8"><text:s/></text:span><text:span text:style-name="T28_9">ágil</text:span><text:span text:style-name="T28_10">?</text:span></text:p>
      <text:p text:style-name="P29"><text:span text:style-name="T29_1">Fundamentação</text:span><text:span text:style-name="T29_2"><text:s/></text:span><text:span text:style-name="T29_3">teórica</text:span><text:span text:style-name="T29_4">:<text:s/></text:span><text:span text:style-name="T29_5">Não</text:span><text:span text:style-name="T29_6"><text:s/></text:span><text:span text:style-name="T29_7">falou</text:span><text:span text:style-name="T29_8"><text:s/></text:span><text:span text:style-name="T29_9">sobre</text:span><text:span text:style-name="T29_10"><text:s/></text:span><text:span text:style-name="T29_11">os</text:span><text:span text:style-name="T29_12"><text:s/></text:span><text:span text:style-name="T29_13">métodos</text:span><text:span text:style-name="T29_14"><text:s/></text:span><text:span text:style-name="T29_15">ágeis</text:span></text:p>
      <text:p text:style-name="P30"><text:span text:style-name="T30_1">Justifique</text:span><text:span text:style-name="T30_2"><text:s/></text:span><text:span text:style-name="T30_3">o</text:span><text:span text:style-name="T30_4"><text:s/></text:span><text:span text:style-name="T30_5">porquê</text:span><text:span text:style-name="T30_6"><text:s/></text:span><text:span text:style-name="T30_7">da</text:span><text:span text:style-name="T30_8"><text:s/></text:span><text:span text:style-name="T30_9">escolha</text:span><text:span text:style-name="T30_10"><text:s/></text:span><text:span text:style-name="T30_11">do</text:span><text:span text:style-name="T30_12"><text:s/></text:span><text:span text:style-name="T30_13">Ruby</text:span><text:span text:style-name="T30_14"><text:s/></text:span><text:span text:style-name="T30_15">para</text:span><text:span text:style-name="T30_16"><text:s/></text:span><text:span text:style-name="T30_17">abordar</text:span><text:span text:style-name="T30_18"><text:s/></text:span><text:span text:style-name="T30_19">o</text:span><text:span text:style-name="T30_20"><text:s/></text:span><text:span text:style-name="T30_21">tema</text:span><text:span text:style-name="T30_22"><text:s/></text:span><text:span text:style-name="T30_23">de</text:span><text:span text:style-name="T30_24"><text:s/></text:span><text:span text:style-name="T30_25">desenvolvimento</text:span><text:span text:style-name="T30_26"><text:s/></text:span><text:span text:style-name="T30_27">ágil</text:span><text:span text:style-name="T30_28">.</text:span></text:p>
      <text:p text:style-name="P31"><text:span text:style-name="T31_1">Estudo</text:span><text:span text:style-name="T31_2"><text:s/></text:span><text:span text:style-name="T31_3">de</text:span><text:span text:style-name="T31_4"><text:s/></text:span><text:span text:style-name="T31_5">caso</text:span><text:span text:style-name="T31_6">:<text:s/></text:span><text:span text:style-name="T31_7">Coloque</text:span><text:span text:style-name="T31_8"><text:s/></text:span><text:span text:style-name="T31_9">aqui</text:span><text:span text:style-name="T31_10"><text:s/></text:span><text:span text:style-name="T31_11">o</text:span><text:span text:style-name="T31_12"><text:s/></text:span><text:span text:style-name="T31_13">objetivo</text:span><text:span text:style-name="T31_14"><text:s/></text:span><text:span text:style-name="T31_15">da</text:span><text:span text:style-name="T31_16"><text:s/></text:span><text:span text:style-name="T31_17">aplicação</text:span><text:span text:style-name="T31_18">.</text:span></text:p>
      <text:p text:style-name="P32"><text:span text:style-name="T32_1">Descrição</text:span><text:span text:style-name="T32_2"><text:s/></text:span><text:span text:style-name="T32_3">do</text:span><text:span text:style-name="T32_4"><text:s/></text:span><text:span text:style-name="T32_5">sistema</text:span><text:span text:style-name="T32_6">:<text:s/></text:span><text:span text:style-name="T32_7">O</text:span><text:span text:style-name="T32_8"><text:s/></text:span><text:span text:style-name="T32_9">que</text:span><text:span text:style-name="T32_10"><text:s/></text:span><text:span text:style-name="T32_11">eu</text:span><text:span text:style-name="T32_12"><text:s/></text:span><text:span text:style-name="T32_13">consigo</text:span><text:span text:style-name="T32_14"><text:s/></text:span><text:span text:style-name="T32_15">fazer</text:span><text:span text:style-name="T32_16">?<text:s/></text:span><text:span text:style-name="T32_17">colocar</text:span><text:span text:style-name="T32_18"><text:s/></text:span><text:span text:style-name="T32_19">as</text:span><text:span text:style-name="T32_20"><text:s/></text:span><text:span text:style-name="T32_21">figuras</text:span><text:span text:style-name="T32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3cm" fo:padding-bottom="0cm" fo:margin-bottom="2cm" fo:padding-left="0cm" fo:margin-left="3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